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4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6" style:family="paragraph" style:parent-style-name="Table_20_Contents">
      <style:paragraph-properties fo:line-height="150%"/>
      <style:text-properties style:font-name="Arial" style:font-name-asian="Arial"/>
    </style:style>
    <style:style style:name="P27" style:family="paragraph" style:parent-style-name="Table_20_Contents">
      <style:text-properties style:font-name="Arial" fo:font-size="12pt" style:font-name-asian="Arial"/>
    </style:style>
    <style:style style:name="P28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style:font-name="Arial"/>
    </style:style>
    <style:style style:name="P31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9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8" style:family="paragraph" style:parent-style-name="Text_20_body" style:list-style-name="L9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9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0" style:family="paragraph" style:parent-style-name="Text_20_body" style:list-style-name="L9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1" style:family="paragraph" style:parent-style-name="Text_20_body" style:list-style-name="L9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3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4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41" style:family="paragraph" style:parent-style-name="Text_20_body" style:list-style-name="L12">
      <style:paragraph-properties fo:margin-top="0cm" fo:margin-bottom="0cm" fo:line-height="150%" style:writing-mode="lr-tb"/>
    </style:style>
    <style:style style:name="P142" style:family="paragraph" style:parent-style-name="Text_20_body" style:list-style-name="L15">
      <style:paragraph-properties fo:margin-top="0cm" fo:margin-bottom="0cm" fo:line-height="150%" style:writing-mode="lr-tb"/>
    </style:style>
    <style:style style:name="P143" style:family="paragraph" style:parent-style-name="Text_20_body" style:list-style-name="L27">
      <style:paragraph-properties fo:margin-top="0cm" fo:margin-bottom="0cm" fo:line-height="150%" style:writing-mode="lr-tb"/>
    </style:style>
    <style:style style:name="P144" style:family="paragraph" style:parent-style-name="Text_20_body" style:list-style-name="L30">
      <style:paragraph-properties fo:margin-top="0cm" fo:margin-bottom="0cm" fo:line-height="150%" style:writing-mode="lr-tb"/>
    </style:style>
    <style:style style:name="P145" style:family="paragraph" style:parent-style-name="Text_20_body" style:list-style-name="L33">
      <style:paragraph-properties fo:margin-top="0cm" fo:margin-bottom="0cm" fo:line-height="150%" style:writing-mode="lr-tb"/>
    </style:style>
    <style:style style:name="P146" style:family="paragraph" style:parent-style-name="Text_20_body" style:list-style-name="L39">
      <style:paragraph-properties fo:margin-top="0cm" fo:margin-bottom="0cm" fo:line-height="150%" style:writing-mode="lr-tb"/>
    </style:style>
    <style:style style:name="P147" style:family="paragraph" style:parent-style-name="Text_20_body" style:list-style-name="L57">
      <style:paragraph-properties fo:margin-top="0cm" fo:margin-bottom="0cm" fo:line-height="150%" style:writing-mode="lr-tb"/>
    </style:style>
    <style:style style:name="P148" style:family="paragraph" style:parent-style-name="Text_20_body" style:list-style-name="L60">
      <style:paragraph-properties fo:margin-top="0cm" fo:margin-bottom="0cm" fo:line-height="150%" style:writing-mode="lr-tb"/>
    </style:style>
    <style:style style:name="P149" style:family="paragraph" style:parent-style-name="Text_20_body" style:list-style-name="L99">
      <style:paragraph-properties fo:margin-top="0cm" fo:margin-bottom="0cm" fo:line-height="150%" style:writing-mode="lr-tb"/>
    </style:style>
    <style:style style:name="P15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51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52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3" style:family="paragraph" style:parent-style-name="Text_20_body" style:list-style-name="L9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4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5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6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7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background-color="#ffcc00"/>
    </style:style>
    <style:style style:name="T1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color="#ff0000" fo:font-size="15pt" fo:background-color="#f4cccc"/>
    </style:style>
    <style:style style:name="T24" style:family="text">
      <style:text-properties style:font-name="Arial"/>
    </style:style>
    <style:style style:name="T25" style:family="text">
      <style:text-properties fo:background-color="#ffcc00"/>
    </style:style>
    <style:style style:name="T26" style:family="text">
      <style:text-properties fo:color="#ff3333"/>
    </style:style>
    <style:style style:name="T27" style:family="text">
      <style:text-properties fo:color="#9933ff"/>
    </style:style>
    <style:style style:name="T28" style:family="text">
      <style:text-properties fo:color="#996600"/>
    </style:style>
    <style:style style:name="T29" style:family="text">
      <style:text-properties fo:color="#0084d1"/>
    </style:style>
    <style:style style:name="T30" style:family="text">
      <style:text-properties style:language-asian="ja" style:country-asian="JP"/>
    </style:style>
    <style:style style:name="T31" style:family="text">
      <style:text-properties style:text-line-through-style="solid"/>
    </style:style>
    <style:style style:name="T32" style:family="text">
      <style:text-properties fo:font-size="15pt" fo:background-color="#ccff66" style:font-size-asian="15pt" style:font-size-complex="15pt"/>
    </style:style>
    <style:style style:name="T33" style:family="text">
      <style:text-properties fo:background-color="#ccff66"/>
    </style:style>
    <style:style style:name="T3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5">res free# JVEMV6 44#8.4.1_17 / 44. currency / 8. prog-python / 4 tester / 1. id-1 / </text:span><text:span text:style-name="T20">20190812_104407 ::]20190812_112009</text:span></text:p>
      <text:p text:style-name="P17"/>
      <text:p text:style-name="P16"><text:span text:style-name="T2">[do] </text:span><text:span text:style-name="T11">#_</text:span><text:span text:style-name="T1"> </text:span></text:p>
      <text:list xml:id="list4047459957761920961" text:style-name="L1">
        <text:list-item>
          <text:p text:style-name="P31">REVIEW</text:p>
          <text:list>
            <text:list-item>
              <text:p text:style-name="P35"/>
            </text:list-item>
          </text:list>
        </text:list-item>
        <text:list-item>
          <text:p text:style-name="P36">TASK-1 : “j5” → flowcharting, “j6”</text:p>
          <text:list>
            <text:list-item>
              <text:list>
                <text:list-item>
                  <text:p text:style-name="P36">#_20190811_130307:next</text:p>
                </text:list-item>
                <text:list-item>
                  <text:p text:style-name="P36">#_20190812_105414:ref</text:p>
                </text:list-item>
              </text:list>
            </text:list-item>
            <text:list-item>
              <text:p text:style-name="P36">charting</text:p>
            </text:list-item>
            <text:list-item>
              <text:p text:style-name="P37"><text:span text:style-name="T23">#_</text:span><text:span text:style-name="T22"> CODING : “j6” ~~ “j6 : N : 2”</text:span></text:p>
              <text:list>
                <text:list-item>
                  <text:p text:style-name="P36">#_20190812_110028:tmp</text:p>
                </text:list-item>
              </text:list>
            </text:list-item>
            <text:list-item>
              <text:p text:style-name="P36">TEST ⇒ OK</text:p>
            </text:list-item>
            <text:list-item>
              <text:p text:style-name="P36">T-1.2 : “j6-2”</text:p>
              <text:list>
                <text:list-item>
                  <text:p text:style-name="P36">#_20190812_111244:tmp</text:p>
                </text:list-item>
                <text:list-item>
                  <text:p text:style-name="P151">⇒ <text:span text:style-name="T17">OK</text:span></text:p>
                </text:list-item>
              </text:list>
            </text:list-item>
          </text:list>
        </text:list-item>
      </text:list>
      <text:p text:style-name="P7">[next]</text:p>
      <text:list xml:id="list76556489199425911" text:style-name="L2">
        <text:list-item>
          <text:p text:style-name="P32">TASK : “j6 : N : 3” → remove “break” word, run the loop, continue from breaking occurred ⇒ maybe, “j6 : Y : 1”</text:p>
          <text:list>
            <text:list-item>
              <text:p text:style-name="P152">#_20190812_111920:next</text:p>
            </text:list-item>
          </text:list>
        </text:list-item>
      </text:list>
      <text:p text:style-name="P7">[further]</text:p>
      <text:list xml:id="list3346247561637651415" text:style-name="L3">
        <text:list-item>
          <text:p text:style-name="P154">wanna-know</text:p>
        </text:list-item>
      </text:list>
      <text:p text:style-name="P7">[docs]</text:p>
      <text:list xml:id="list180477742458666944" text:style-name="L4">
        <text:list-item>
          <text:p text:style-name="P156"/>
        </text:list-item>
      </text:list>
      <text:p text:style-name="P1"/>
      <text:p text:style-name="P24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1">#_</text:span><text:span text:style-name="T1"> </text:span></text:p>
      <text:list xml:id="list238958546009746974" text:style-name="L5">
        <text:list-item>
          <text:p text:style-name="P33">REVIEW</text:p>
        </text:list-item>
        <text:list-item>
          <text:p text:style-name="P33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3">#_20190812_111920:next</text:p>
                    </text:list-item>
                  </text:list>
                </text:list-item>
                <text:list-item>
                  <text:p text:style-name="P33">T-1.1</text:p>
                  <text:list>
                    <text:list-item>
                      <text:p text:style-name="P33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: “j6 : Y : 2” ~~</text:p>
          <text:list>
            <text:list-item>
              <text:p text:style-name="P33">T-2.1</text:p>
              <text:list>
                <text:list-item>
                  <text:p text:style-name="P33">CODING : ~~ “j7 : N : 1”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2.2 : “j7 : N : 2” ~~ j7 : N : 2</text:p>
              <text:list>
                <text:list-item>
                  <text:p text:style-name="P29"><text:span text:style-name="T7">CODING</text:span><text:span text:style-name="T24"> : </text:span></text:p>
                  <text:list>
                    <text:list-item>
                      <text:p text:style-name="P30">#_20190813_133218:tmp</text:p>
                    </text:list-item>
                    <text:list-item>
                      <text:p text:style-name="P30">#_20190813_133345:ref</text:p>
                    </text:list-item>
                  </text:list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7">[next]</text:p>
      <text:list xml:id="list5843360014570772408" text:style-name="L6">
        <text:list-item>
          <text:p text:style-name="P42">TASK : “j7 : N : 3” ~~</text:p>
          <text:list>
            <text:list-item>
              <text:p text:style-name="P42">#_20190813_134031:next</text:p>
            </text:list-item>
          </text:list>
        </text:list-item>
      </text:list>
      <text:p text:style-name="P7">[further]</text:p>
      <text:list xml:id="list5787304088702738233" text:style-name="L7">
        <text:list-item>
          <text:p text:style-name="P155">wanna-know</text:p>
        </text:list-item>
      </text:list>
      <text:p text:style-name="P7">[docs]</text:p>
      <text:list xml:id="list8425496812689787499" text:style-name="L8">
        <text:list-item>
          <text:p text:style-name="P157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3">#_</text:span> </text:p>
      <text:list xml:id="list173549017677039987" text:style-name="L9">
        <text:list-item>
          <text:p text:style-name="P44">REVIEW</text:p>
        </text:list-item>
        <text:list-item>
          <text:p text:style-name="P44">TASK-1 : <text:span text:style-name="T16">“j7 : N : 3” ~~</text:span></text:p>
          <text:list>
            <text:list-item>
              <text:list>
                <text:list-item>
                  <text:p text:style-name="P43">#_20190813_134031:next</text:p>
                </text:list-item>
              </text:list>
            </text:list-item>
            <text:list-item>
              <text:p text:style-name="P44"><text:span text:style-name="T23">#_</text:span> T-1.1</text:p>
              <text:list>
                <text:list-item>
                  <text:p text:style-name="P44">CODING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<text:span text:style-name="T23">#_</text:span> SEG-1 : add debug message</text:p>
              <text:list>
                <text:list-item>
                  <text:p text:style-name="P44">#_20190814_101628:tmp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<text:span text:style-name="T23">#_</text:span> TASK-2 : “j7 : Y : 2” ~~</text:p>
          <text:list>
            <text:list-item>
              <text:p text:style-name="P44">T-2.1 : “Pos” → new key</text:p>
              <text:list>
                <text:list-item>
                  <text:p text:style-name="P44">#_20190814_102053:tmp</text:p>
                </text:list-item>
                <text:list-item>
                  <text:p text:style-name="P44">CODING</text:p>
                </text:list-item>
              </text:list>
            </text:list-item>
            <text:list-item>
              <text:p text:style-name="P44">T-2.2 : “j7 : Y : 2” → show values</text:p>
              <text:list>
                <text:list-item>
                  <text:p text:style-name="P44">CODING : #_20190814_102616:tmp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</text:list>
      <text:p text:style-name="P10">[next]</text:p>
      <text:list xml:id="list1211557114151501514" text:style-name="L10">
        <text:list-item>
          <text:p text:style-name="P45">TASK : “j7 : Y : 3” ~~</text:p>
          <text:list>
            <text:list-item>
              <text:p text:style-name="P45">#_20190814_104749:next</text:p>
            </text:list-item>
          </text:list>
        </text:list-item>
      </text:list>
      <text:p text:style-name="P10">[further]</text:p>
      <text:list xml:id="list4936292583594345734" text:style-name="L11">
        <text:list-item>
          <text:p text:style-name="P46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3">#_</text:span> </text:p>
      <text:list xml:id="list7235483661569806766" text:style-name="L12">
        <text:list-item>
          <text:p text:style-name="P47">REVIEW</text:p>
        </text:list-item>
        <text:list-item>
          <text:p text:style-name="P47">TASK-1 : “j7 : Y : 3” ~~</text:p>
          <text:list>
            <text:list-item>
              <text:list>
                <text:list-item>
                  <text:p text:style-name="P47">#_20190814_104749:next</text:p>
                </text:list-item>
              </text:list>
            </text:list-item>
            <text:list-item>
              <text:p text:style-name="P47">SEG-1 : add → retrun var ==&gt; “lo_Pos_Exits”</text:p>
              <text:list>
                <text:list-item>
                  <text:p text:style-name="P47">CODING</text:p>
                  <text:list>
                    <text:list-item>
                      <text:p text:style-name="P141"><text:span text:style-name="T12">#_</text:span><text:span text:style-name="T8"> caller : #_20190814_165634:tmp</text:span></text:p>
                    </text:list-item>
                    <text:list-item>
                      <text:p text:style-name="P141"><text:span text:style-name="T12">#_</text:span><text:span text:style-name="T8"> ret : </text:span></text:p>
                    </text:list-item>
                    <text:list-item>
                      <text:p text:style-name="P141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31">T-1.1 : </text:p>
              <text:list>
                <text:list-item>
                  <text:p text:style-name="P131">CODING : Pos[st_pr]</text:p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T-1.2</text:p>
              <text:list>
                <text:list-item>
                  <text:p text:style-name="P28">Pos[ext_pr]</text:p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10">[next]</text:p>
      <text:list xml:id="list7406254580740153069" text:style-name="L13">
        <text:list-item>
          <text:p text:style-name="P48">TASK : “j7 : Y : 4” ~~</text:p>
          <text:list>
            <text:list-item>
              <text:p text:style-name="P48">#_20190814_171206:next</text:p>
            </text:list-item>
          </text:list>
        </text:list-item>
      </text:list>
      <text:p text:style-name="P10">[further]</text:p>
      <text:list xml:id="list6296679249092894305" text:style-name="L14">
        <text:list-item>
          <text:p text:style-name="P49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3">#_</text:span> </text:p>
      <text:list xml:id="list6845849491354800665" text:style-name="L15">
        <text:list-item>
          <text:p text:style-name="P50">REVIEW</text:p>
        </text:list-item>
        <text:list-item>
          <text:p text:style-name="P50"><text:span text:style-name="T23">#_</text:span> TASK-1 : “j7 : Y : 4” ~~</text:p>
          <text:list>
            <text:list-item>
              <text:list>
                <text:list-item>
                  <text:p text:style-name="P50">#_20190814_171206:next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ING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142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50">#_20190815_105241:tmp</text:p>
                </text:list-item>
              </text:list>
            </text:list-item>
            <text:list-item>
              <text:p text:style-name="P50">T-2.1</text:p>
              <text:list>
                <text:list-item>
                  <text:p text:style-name="P50">CODING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TASK-3 : “j7 : Y : 6” ~~</text:p>
          <text:list>
            <text:list-item>
              <text:p text:style-name="P50"><text:span text:style-name="T23">#_</text:span> T-3.1 : ==&gt; with “break”</text:p>
              <text:list>
                <text:list-item>
                  <text:p text:style-name="P50">==&gt; OK</text:p>
                </text:list-item>
              </text:list>
            </text:list-item>
            <text:list-item>
              <text:p text:style-name="P50">@+<text:span text:style-name="T23">#_</text:span> T-3.2 : ==&gt; w/o “break”</text:p>
              <text:list>
                <text:list-item>
                  <text:p text:style-name="P50">==&gt; exit loop due → “over the max”</text:p>
                </text:list-item>
              </text:list>
            </text:list-item>
            <text:list-item>
              <text:p text:style-name="P50">T-3.3 : ==&gt; w/o “break”, max → 50 (instead of 10)</text:p>
              <text:list>
                <text:list-item>
                  <text:p text:style-name="P50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3890289910289267301" text:style-name="L16">
        <text:list-item>
          <text:p text:style-name="P51">TASK</text:p>
          <text:list>
            <text:list-item>
              <text:p text:style-name="P51">flowcharting ==&gt; “(step : B : j5 : Y : 1)” ~~</text:p>
            </text:list-item>
            <text:list-item>
              <text:p text:style-name="P51">CODING</text:p>
              <text:list>
                <text:list-item>
                  <text:p text:style-name="P51">#_20190815_110825:next</text:p>
                </text:list-item>
              </text:list>
            </text:list-item>
          </text:list>
        </text:list-item>
      </text:list>
      <text:p text:style-name="P10">[further]</text:p>
      <text:list xml:id="list418823933233960144" text:style-name="L17">
        <text:list-item>
          <text:p text:style-name="P52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3">#_</text:span> </text:p>
      <text:list xml:id="list703847580532753241" text:style-name="L18">
        <text:list-item>
          <text:p text:style-name="P53">REVIEW</text:p>
        </text:list-item>
        <text:list-item>
          <text:p text:style-name="P53"><text:span text:style-name="T23">@#_</text:span> TASK-1 : flowcharting ==&gt; “(step : B : j5 : Y : 1)” ~~</text:p>
          <text:list>
            <text:list-item>
              <text:list>
                <text:list-item>
                  <text:p text:style-name="P53">T-1.1 : “(step : B : j5 : Y : 2)”</text:p>
                  <text:list>
                    <text:list-item>
                      <text:p text:style-name="P53">CODING</text:p>
                    </text:list-item>
                    <text:list-item>
                      <text:p text:style-name="P53">==&gt; OK</text:p>
                    </text:list-item>
                  </text:list>
                </text:list-item>
                <text:list-item>
                  <text:p text:style-name="P53">T-1.2 : “j5 : Y : 3”</text:p>
                  <text:list>
                    <text:list-item>
                      <text:p text:style-name="P53">CODING</text:p>
                    </text:list-item>
                    <text:list-item>
                      <text:p text:style-name="P53">==&gt; OK</text:p>
                    </text:list-item>
                  </text:list>
                </text:list-item>
                <text:list-item>
                  <text:p text:style-name="P53">T-1.3 : “j5 : Y : 4”, “Y : 5”</text:p>
                  <text:list>
                    <text:list-item>
                      <text:p text:style-name="P53">coding</text:p>
                    </text:list-item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TASK-2 : “j5 : Y : 6” ~~ </text:p>
              <text:list>
                <text:list-item>
                  <text:p text:style-name="P53">T-2.1</text:p>
                  <text:list>
                    <text:list-item>
                      <text:p text:style-name="P53">CODING</text:p>
                    </text:list-item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026226239194989704" text:style-name="L19">
        <text:list-item>
          <text:p text:style-name="P54">TASK : “j3 : Y : 2” ~~</text:p>
          <text:list>
            <text:list-item>
              <text:p text:style-name="P54">#_20190816_102247:next</text:p>
            </text:list-item>
          </text:list>
        </text:list-item>
      </text:list>
      <text:p text:style-name="P10"/>
      <text:p text:style-name="P10">[further]</text:p>
      <text:list xml:id="list7544573988095449662" text:style-name="L20">
        <text:list-item>
          <text:p text:style-name="P55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3">#_</text:span> </text:p>
      <text:list xml:id="list3638075566517045922" text:style-name="L21">
        <text:list-item>
          <text:p text:style-name="P56">REVIEW</text:p>
        </text:list-item>
        <text:list-item>
          <text:p text:style-name="P56"><text:span text:style-name="T23">#_</text:span> TASK-1 : “j3 : Y : 2” ~~</text:p>
          <text:list>
            <text:list-item>
              <text:list>
                <text:list-item>
                  <text:p text:style-name="P56">#_20190816_102247:next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<text:span text:style-name="T23">#_</text:span> C/P</text:p>
                  <text:list>
                    <text:list-item>
                      <text:p text:style-name="P56">#_20190817_141414:cp:from----------------</text:p>
                    </text:list-item>
                    <text:list-item>
                      <text:p text:style-name="P56">#_20190817_141414:cp:to----------------</text:p>
                    </text:list-item>
                  </text:list>
                </text:list-item>
                <text:list-item>
                  <text:p text:style-name="P56"><text:span text:style-name="T23">#_</text:span> “j3 : Y : 6” ==&gt; C/O</text:p>
                </text:list-item>
                <text:list-item>
                  <text:p text:style-name="P56">TEST ==&gt; OK</text:p>
                  <text:list>
                    <text:list-item>
                      <text:p text:style-name="P56">[libfx_5.py:2283 / 20190817_141729] (step : B : j3 : Y : 5)</text:p>
                    </text:list-item>
                    <text:list-item>
                      <text:p text:style-name="P56">flag ==&gt; reset done : False</text:p>
                    </text:list-item>
                  </text:list>
                </text:list-item>
              </text:list>
            </text:list-item>
            <text:list-item>
              <text:p text:style-name="P56">T-1.2 : “j3 : Y : 6” ==&gt; C/in</text:p>
              <text:list>
                <text:list-item>
                  <text:p text:style-name="P56">CODING</text:p>
                </text:list-item>
                <text:list-item>
                  <text:p text:style-name="P56">TEST ==&gt; OK</text:p>
                  <text:list>
                    <text:list-item>
                      <text:p text:style-name="P56">[libfx_5.py:762 / 20190817_141912]</text:p>
                    </text:list-item>
                    <text:list-item>
                      <text:p text:style-name="P56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pan text:style-name="T23">#_</text:span> TASK-2 : modify</text:p>
          <text:list>
            <text:list-item>
              <text:p text:style-name="P56">T-2.1 : console output ---&gt; off</text:p>
              <text:list>
                <text:list-item>
                  <text:p text:style-name="P56">==&gt; OK</text:p>
                  <text:list>
                    <text:list-item>
                      <text:p text:style-name="P56">[libfx_5.py:762 / 20190817_142237]</text:p>
                    </text:list-item>
                    <text:list-item>
                      <text:p text:style-name="P56">(B : 1 : 1.1) cntOf_Loop ==&gt; over the max : count = 51 / max = 50</text:p>
                    </text:list-item>
                    <text:list-item>
                      <text:p text:style-name="P56"><text:soft-page-break/></text:p>
                    </text:list-item>
                    <text:list-item>
                      <text:p text:style-name="P56">[libfx_5.py:6247 / 20190817_142237]</text:p>
                    </text:list-item>
                    <text:list-item>
                      <text:p text:style-name="P56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pan text:style-name="T23">#_</text:span> TASK-3 : write data file</text:p>
          <text:list>
            <text:list-item>
              <text:p text:style-name="P56">T-3.1 : #_20190817_142451:tmp</text:p>
              <text:list>
                <text:list-item>
                  <text:list>
                    <text:list-item>
                      <text:p text:style-name="P56">new FUNC : tester_T_1__Report_Dat__V2()</text:p>
                    </text:list-item>
                  </text:list>
                </text:list-item>
                <text:list-item>
                  <text:p text:style-name="P56">DUP : tester_T_1__Report_Dat()</text:p>
                </text:list-item>
                <text:list-item>
                  <text:p text:style-name="P56">debug labels</text:p>
                  <text:list>
                    <text:list-item>
                      <text:p text:style-name="P56">#_20190817_142750:caller</text:p>
                    </text:list-item>
                    <text:list-item>
                      <text:p text:style-name="P56">#_20190817_142754:head</text:p>
                    </text:list-item>
                    <text:list-item>
                      <text:p text:style-name="P56">#_20190817_142759:wl:in-func</text:p>
                    </text:list-item>
                  </text:list>
                </text:list-item>
                <text:list-item>
                  <text:p text:style-name="P56">caller line</text:p>
                </text:list-item>
                <text:list-item>
                  <text:p text:style-name="P56">param → change</text:p>
                  <text:list>
                    <text:list-item>
                      <text:p text:style-name="P56">caller</text:p>
                    </text:list-item>
                    <text:list-item>
                      <text:p text:style-name="P56">callee</text:p>
                    </text:list-item>
                  </text:list>
                </text:list-item>
                <text:list-item>
                  <text:p text:style-name="P56">vars</text:p>
                  <text:list>
                    <text:list-item>
                      <text:p text:style-name="P56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6">T-3.2 : review original codes ---&gt; valid lines ~~&gt; keep</text:p>
              <text:list>
                <text:list-item>
                  <text:p text:style-name="P56">up to : “step : 2.1” ==&gt; OK</text:p>
                </text:list-item>
                <text:list-item>
                  <text:p text:style-name="P56">~~ “step : 2.1 : 2” ==&gt; OK</text:p>
                </text:list-item>
                <text:list-item>
                  <text:p text:style-name="P56">~~ “step : 2.2 / item : 2.2 : values” ==&gt; OK</text:p>
                </text:list-item>
              </text:list>
            </text:list-item>
            <text:list-item>
              <text:p text:style-name="P56">T-3.3 : TEST</text:p>
              <text:list>
                <text:list-item>
                  <text:p text:style-name="P56">==&gt; OK</text:p>
                </text:list-item>
              </text:list>
            </text:list-item>
          </text:list>
        </text:list-item>
        <text:list-item>
          <text:p text:style-name="P56"><text:span text:style-name="T23">#_</text:span> TASK-4 : data file → further columns</text:p>
          <text:list>
            <text:list-item>
              <text:p text:style-name="P56">T-4.1 : new columns ==&gt; rf_idx, rf_pr</text:p>
              <text:list>
                <text:list-item>
                  <text:p text:style-name="P56">CODING : “step : 2.2 : 1 : header”</text:p>
                  <text:list>
                    <text:list-item>
                      <text:p text:style-name="P56">#_20190817_143905:tmp</text:p>
                    </text:list-item>
                  </text:list>
                </text:list-item>
              </text:list>
            </text:list-item>
            <text:list-item>
              <text:p text:style-name="P56"><text:span text:style-name="T23">@#_</text:span> T-4.2 : “step : 2.2 : 2 : values”</text:p>
              <text:list>
                <text:list-item>
                  <text:list>
                    <text:list-item>
                      <text:p text:style-name="P56">#_20190817_144143:tmp</text:p>
                    </text:list-item>
                  </text:list>
                </text:list-item>
                <text:list-item>
                  <text:p text:style-name="P56">CODING</text:p>
                </text:list-item>
                <text:list-item>
                  <text:p text:style-name="P56"><text:soft-page-break/>TEST ==&gt; OK</text:p>
                </text:list-item>
              </text:list>
            </text:list-item>
          </text:list>
        </text:list-item>
        <text:list-item>
          <text:p text:style-name="P56">TASK-5 : dat files → further </text:p>
          <text:list>
            <text:list-item>
              <text:p text:style-name="P56"><text:span text:style-name="T23">#_</text:span> T-5.1 : “diff.price” ==&gt; change to : (ext_pr) – (st_pr)</text:p>
              <text:list>
                <text:list-item>
                  <text:list>
                    <text:list-item>
                      <text:p text:style-name="P56">#_20190817_145127:tmp</text:p>
                    </text:list-item>
                  </text:list>
                </text:list-item>
                <text:list-item>
                  <text:p text:style-name="P56">CODING</text:p>
                </text:list-item>
                <text:list-item>
                  <text:p text:style-name="P56">TEST ==&gt; </text:p>
                  <text:list>
                    <text:list-item>
                      <text:p text:style-name="P56"><text:span text:style-name="T27">PROBLEM</text:span><text:span text:style-name="T26"> </text:span>: “sumOf_SLs”, “sumOf_TPs” ---&gt; pre-change, post-change ==&gt; not changed <text:span text:style-name="T21">::[20190817_145921</text:span></text:p>
                      <text:list>
                        <text:list-item>
                          <text:list>
                            <text:list-item>
                              <text:p text:style-name="P136">“sumOf_SLs<text:tab/>-0.637</text:p>
                            </text:list-item>
                            <text:list-item>
                              <text:p text:style-name="P136">sumOf_TPs<text:tab/>0.488</text:p>
                            </text:list-item>
                            <text:list-item>
                              <text:p text:style-name="P136">ratio (TP/SL)<text:tab/>-0.766”</text:p>
                            </text:list-item>
                          </text:list>
                        </text:list-item>
                        <text:list-item>
                          <text:p text:style-name="P56">TRY : ==&gt; see code</text:p>
                          <text:list>
                            <text:list-item>
                              <text:p text:style-name="P56">#_20190817_150021:fix</text:p>
                            </text:list-item>
                            <text:list-item>
                              <text:p text:style-name="P56">FOUND : #_20190817_150102:fx</text:p>
                              <text:list>
                                <text:list-item>
                                  <text:p text:style-name="P56">==&gt; code not changed → fix</text:p>
                                </text:list-item>
                                <text:list-item>
                                  <text:p text:style-name="P56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/TEST ==&gt; OK</text:p>
                          <text:list>
                            <text:list-item>
                              <text:p text:style-name="P56">sumOf_SLs<text:tab/>-0.320</text:p>
                            </text:list-item>
                            <text:list-item>
                              <text:p text:style-name="P56">sumOf_TPs<text:tab/>0.328</text:p>
                            </text:list-item>
                            <text:list-item>
                              <text:p text:style-name="P56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<text:span text:style-name="T23">#_</text:span> SEG-1 : “ratio (TP/SL)” ==&gt; use absolute value</text:p>
              <text:list>
                <text:list-item>
                  <text:p text:style-name="P56">#_20190817_151054:tmp</text:p>
                </text:list-item>
              </text:list>
            </text:list-item>
            <text:list-item>
              <text:p text:style-name="P56"><text:span text:style-name="T23">#_</text:span> T-5.2 : new cols ext_id, _pr </text:p>
              <text:list>
                <text:list-item>
                  <text:p text:style-name="P56"><text:span text:style-name="T23">#_</text:span> CODING : “step : 2.2 : 1 : header”</text:p>
                  <text:list>
                    <text:list-item>
                      <text:p text:style-name="P56">#_20190817_143905:tmp</text:p>
                    </text:list-item>
                    <text:list-item>
                      <text:p text:style-name="P56">after “rf_idx\trf_pr”</text:p>
                    </text:list-item>
                  </text:list>
                </text:list-item>
                <text:list-item>
                  <text:p text:style-name="P56"><text:span text:style-name="T23">#_</text:span> T-4.2 : “step : 2.2 : 2 : values”</text:p>
                  <text:list>
                    <text:list-item>
                      <text:p text:style-name="P56">#_20190817_144143:tmp</text:p>
                    </text:list-item>
                  </text:list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6">TASK-6 : stopper → off</text:p>
          <text:list>
            <text:list-item>
              <text:p text:style-name="P56"><text:soft-page-break/>CODING : #_20190810_125252:caller</text:p>
              <text:list>
                <text:list-item>
                  <text:p text:style-name="P56">tester_T_1__Buy_Up__Loop_2_Trailing__V2</text:p>
                </text:list-item>
                <text:list-item>
                  <text:p text:style-name="P56">section “step : B : 1 : 1.1” ==&gt; C/O</text:p>
                </text:list-item>
              </text:list>
            </text:list-item>
            <text:list-item>
              <text:p text:style-name="P56">TEST ==&gt; </text:p>
              <text:list>
                <text:list-item>
                  <text:p text:style-name="P56"><office:annotation><dc:creator>iwabuchi ken</dc:creator><dc:date>2019-08-17T15:26:44.82</dc:date><text:p text:style-name="P158"><text:span text:style-name="T34">“</text:span><text:span text:style-name="T34">PROBLEM” in blue color ==&gt; dropped. This is not a problem, but simply an unfinished item.</text:span></text:p></office:annotation><text:span text:style-name="T29">PROBLEM</text:span> : loop ended short</text:p>
                  <text:list>
                    <text:list-item>
                      <text:p text:style-name="P56">“[libfx_5.py:1103 / 20190817_151739]</text:p>
                    </text:list-item>
                    <text:list-item>
                      <text:p text:style-name="P56">(step : B : 0) =================================== [loop : 127]”</text:p>
                    </text:list-item>
                    <text:list-item>
                      <text:p text:style-name="P56"><text:span text:style-name="T28">TRY</text:span> : see log file</text:p>
                      <text:list>
                        <text:list-item>
                          <text:p text:style-name="P56">BUSL3_No_T_1.(20190817_151657).log</text:p>
                        </text:list-item>
                        <text:list-item>
                          <text:p text:style-name="P56">in “loop : 127”</text:p>
                          <text:list>
                            <text:list-item>
                              <text:p text:style-name="P56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6">FOUND : #_20190817_152346:fix</text:p>
                          <text:list>
                            <text:list-item>
                              <text:p text:style-name="P56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5805044097713195042" text:style-name="L22">
        <text:list-item>
          <text:p text:style-name="P57">TASK : “j3-2 : Y : 2” ~~</text:p>
          <text:list>
            <text:list-item>
              <text:p text:style-name="P57">#_20190817_152507:next</text:p>
            </text:list-item>
          </text:list>
        </text:list-item>
      </text:list>
      <text:p text:style-name="P10">[further]</text:p>
      <text:list xml:id="list6171662312087980741" text:style-name="L23">
        <text:list-item>
          <text:p text:style-name="P58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3">#_</text:span> </text:p>
      <text:list xml:id="list110682746920442904" text:style-name="L24">
        <text:list-item>
          <text:p text:style-name="P59">REVIEW</text:p>
        </text:list-item>
        <text:list-item>
          <text:p text:style-name="P59">TASK-1 : “j3-2 : Y : 2” ~~</text:p>
          <text:list>
            <text:list-item>
              <text:list>
                <text:list-item>
                  <text:p text:style-name="P59">#_20190817_152507:next</text:p>
                </text:list-item>
              </text:list>
            </text:list-item>
            <text:list-item>
              <text:p text:style-name="P59"><text:soft-page-break/><text:span text:style-name="T23">#_</text:span> T-1.1 : “j3 : Y : 2”</text:p>
            </text:list-item>
            <text:list-item>
              <text:p text:style-name="P59">T-1.2 : “j7” → C/P</text:p>
              <text:list>
                <text:list-item>
                  <text:p text:style-name="P59"><text:span text:style-name="T23">#_</text:span> C/P: ~~ “j7 : Y : 5”</text:p>
                  <text:list>
                    <text:list-item>
                      <text:p text:style-name="P59">#_20190818_094708:cp:from--------------</text:p>
                    </text:list-item>
                    <text:list-item>
                      <text:p text:style-name="P59">#_20190818_094708:cp:to--------------</text:p>
                    </text:list-item>
                  </text:list>
                </text:list-item>
                <text:list-item>
                  <text:p text:style-name="P59"><text:span text:style-name="T23">#_</text:span> C/P : “j7 : N” ~~ “j7 : N : 3”</text:p>
                  <text:list>
                    <text:list-item>
                      <text:p text:style-name="P59">#_20190818_094943:cp:from:--------------------</text:p>
                    </text:list-item>
                    <text:list-item>
                      <text:p text:style-name="P59">#_20190818_094943:cp:to:--------------------</text:p>
                    </text:list-item>
                  </text:list>
                </text:list-item>
                <text:list-item>
                  <text:p text:style-name="P59">TEST ==&gt; OK</text:p>
                  <text:list>
                    <text:list-item>
                      <text:p text:style-name="P59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: “j4” → up to “continue”</text:p>
          <text:list>
            <text:list-item>
              <text:p text:style-name="P59">T-2.1 : “j4 : N”, “Y”</text:p>
              <text:list>
                <text:list-item>
                  <text:p text:style-name="P59">“j7 : N : 3”</text:p>
                </text:list-item>
                <text:list-item>
                  <text:p text:style-name="P59">“j7 : Y : 6”</text:p>
                </text:list-item>
                <text:list-item>
                  <text:p text:style-name="P59">TEST : max → 200</text:p>
                  <text:list>
                    <text:list-item>
                      <text:p text:style-name="P59">new var value</text:p>
                    </text:list-item>
                    <text:list-item>
                      <text:p text:style-name="P59">comment in</text:p>
                    </text:list-item>
                    <text:list-item>
                      <text:p text:style-name="P59">==&gt; no error</text:p>
                    </text:list-item>
                    <text:list-item>
                      <text:p text:style-name="P59">==&gt; OK</text:p>
                      <text:list>
                        <text:list-item>
                          <text:p text:style-name="P59">“len(lo_Pos_Exits)<text:tab/>36</text:p>
                        </text:list-item>
                        <text:list-item>
                          <text:p text:style-name="P59">total<text:tab/>201</text:p>
                        </text:list-item>
                        <text:list-item>
                          <text:p text:style-name="P59">ratio<text:tab/>0.179</text:p>
                        </text:list-item>
                        <text:list-item>
                          <text:p text:style-name="P59">cntOf_SLs<text:tab/>24<text:tab/>(0.667)</text:p>
                        </text:list-item>
                        <text:list-item>
                          <text:p text:style-name="P59">cntOf_TPs<text:tab/>12<text:tab/>(0.333)</text:p>
                        </text:list-item>
                        <text:list-item>
                          <text:p text:style-name="P59">sumOf_SLs<text:tab/>-0.960</text:p>
                        </text:list-item>
                        <text:list-item>
                          <text:p text:style-name="P59">sumOf_TPs<text:tab/>1.238</text:p>
                        </text:list-item>
                        <text:list-item>
                          <text:p text:style-name="P59">ratio (TP/SL)<text:tab/>1.290</text:p>
                        </text:list-item>
                        <text:list-item>
                          <text:p text:style-name="P59">valOf_SL<text:tab/>0.030</text:p>
                        </text:list-item>
                        <text:list-item>
                          <text:p text:style-name="P59">valOf_TP<text:tab/>0.060</text:p>
                        </text:list-item>
                        <text:list-item>
                          <text:p text:style-name="P59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3 : csv ---&gt; 500 entries</text:p>
          <text:list>
            <text:list-item>
              <text:p text:style-name="P59">T-3.1 : stopper → off</text:p>
              <text:list>
                <text:list-item>
                  <text:p text:style-name="P59">“step : B : 1 : 1.1” → C/O</text:p>
                </text:list-item>
                <text:list-item>
                  <text:p text:style-name="P59">validate → see conf file : busl_3__tester_T_1__Buy_Up.conf</text:p>
                </text:list-item>
                <text:list-item>
                  <text:p text:style-name="P59">EXEC ==&gt; </text:p>
                  <text:list>
                    <text:list-item>
                      <text:p text:style-name="P59">==&gt; no error</text:p>
                    </text:list-item>
                    <text:list-item>
                      <text:p text:style-name="P59">“cntOf_SLs<text:tab/>63<text:tab/>(0.733)</text:p>
                    </text:list-item>
                    <text:list-item>
                      <text:p text:style-name="P59">cntOf_TPs<text:tab/>23<text:tab/>(0.267)</text:p>
                    </text:list-item>
                    <text:list-item>
                      <text:p text:style-name="P59">sumOf_SLs<text:tab/>-2.520</text:p>
                    </text:list-item>
                    <text:list-item>
                      <text:p text:style-name="P59">sumOf_TPs<text:tab/>2.049</text:p>
                    </text:list-item>
                    <text:list-item>
                      <text:p text:style-name="P59">ratio (TP/SL)<text:tab/>0.813</text:p>
                    </text:list-item>
                    <text:list-item>
                      <text:p text:style-name="P59">valOf_SL<text:tab/>0.030</text:p>
                    </text:list-item>
                    <text:list-item>
                      <text:p text:style-name="P59">valOf_TP<text:tab/>0.060</text:p>
                    </text:list-item>
                    <text:list-item>
                      <text:p text:style-name="P59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031482327424534013" text:style-name="L25">
        <text:list-item>
          <text:p text:style-name="P60">TASK : mt4 programming</text:p>
          <text:list>
            <text:list-item>
              <text:p text:style-name="P60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0">or, TASK : python, detect patterns</text:p>
          <text:list>
            <text:list-item>
              <text:p text:style-name="P60">dp_Tester_T_1__Buy_Up(lo_LO_Lines, lo_BDs_Tmp)</text:p>
            </text:list-item>
            <text:list-item>
              <text:p text:style-name="P60">#_20190706_231447:caller</text:p>
            </text:list-item>
            <text:list-item>
              <text:p text:style-name="P60">==&gt; e.g. new FUNC : dp_No_1__Down_Down_Buy()</text:p>
              <text:list>
                <text:list-item>
                  <text:p text:style-name="P60">No_1_1 : buy all</text:p>
                </text:list-item>
                <text:list-item>
                  <text:p text:style-name="P60">No_1_2 : buy if : prev 2 bars both in BB.range-5, or -6</text:p>
                </text:list-item>
                <text:list-item>
                  <text:p text:style-name="P60">==&gt; <text:span text:style-name="T30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8032610332390234556" text:style-name="L26">
        <text:list-item>
          <text:p text:style-name="P61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3">#_</text:span> </text:p>
      <text:list xml:id="list3268663884125520309" text:style-name="L27">
        <text:list-item>
          <text:p text:style-name="P62">REVIEW</text:p>
        </text:list-item>
        <text:list-item>
          <text:p text:style-name="P143"><text:span text:style-name="T12">#_</text:span><text:span text:style-name="T8"> TASK-1 : start programming</text:span></text:p>
          <text:list>
            <text:list-item>
              <text:p text:style-name="P62">T-1.1 : DUP file</text:p>
              <text:list>
                <text:list-item>
                  <text:p text:style-name="P62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2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2">gen : func list</text:p>
                  <text:list>
                    <text:list-item>
                      <text:p text:style-name="P62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2">T-1.2 : renew the DUP-ed file</text:p>
              <text:list>
                <text:list-item>
                  <text:p text:style-name="P62">delete funcs</text:p>
                </text:list-item>
                <text:list-item>
                  <text:p text:style-name="P62">use “Print” command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143"><text:span text:style-name="T12">#_</text:span><text:span text:style-name="T8"> TASK-2 : write to file ---&gt; debugging</text:span></text:p>
          <text:list>
            <text:list-item>
              <text:p text:style-name="P62">T-2.1</text:p>
              <text:list>
                <text:list-item>
                  <text:p text:style-name="P143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2">TASK-3 : new funcs</text:p>
          <text:list>
            <text:list-item>
              <text:list>
                <text:list-item>
                  <text:p text:style-name="P62">judge_1() : boolean</text:p>
                </text:list-item>
                <text:list-item>
                  <text:p text:style-name="P62">take_Position() : boolean</text:p>
                </text:list-item>
              </text:list>
            </text:list-item>
            <text:list-item>
              <text:p text:style-name="P143"><text:span text:style-name="T12">#_</text:span><text:span text:style-name="T8"> T-3.1 : FUNC : judge_1() : boolean</text:span></text:p>
              <text:list>
                <text:list-item>
                  <text:p text:style-name="P62">skeleton</text:p>
                </text:list-item>
                <text:list-item>
                  <text:p text:style-name="P62">TEST ==&gt; OK</text:p>
                  <text:list>
                    <text:list-item>
                      <text:p text:style-name="P62">→ up to “(step : j2 : N)”</text:p>
                    </text:list-item>
                  </text:list>
                </text:list-item>
              </text:list>
            </text:list-item>
            <text:list-item>
              <text:p text:style-name="P62">T-3.2 : “j3” ~~</text:p>
              <text:list>
                <text:list-item>
                  <text:p text:style-name="P62">//_20190826_132608:tmp</text:p>
                </text:list-item>
                <text:list-item>
                  <text:p text:style-name="P143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2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2">DUP</text:p>
                    </text:list-item>
                    <text:list-item>
                      <text:p text:style-name="P62">include</text:p>
                    </text:list-item>
                  </text:list>
                </text:list-item>
                <text:list-item>
                  <text:p text:style-name="P62">new FUNC : judge_1()</text:p>
                  <text:list>
                    <text:list-item>
                      <text:p text:style-name="P62">at : lib_ea_2.mqh</text:p>
                    </text:list-item>
                    <text:list-item>
                      <text:p text:style-name="P62">signature</text:p>
                    </text:list-item>
                    <text:list-item>
                      <text:p text:style-name="P62">debug labels</text:p>
                      <text:list>
                        <text:list-item>
                          <text:p text:style-name="P62">//_20190826_133747:caller</text:p>
                        </text:list-item>
                        <text:list-item>
                          <text:p text:style-name="P62">//_20190826_133801:head</text:p>
                        </text:list-item>
                        <text:list-item>
                          <text:p text:style-name="P62">//_20190826_133815:wl</text:p>
                        </text:list-item>
                      </text:list>
                    </text:list-item>
                    <text:list-item>
                      <text:p text:style-name="P62">caller lines</text:p>
                    </text:list-item>
                    <text:list-item>
                      <text:p text:style-name="P6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285951816332827222" text:style-name="L28">
        <text:list-item>
          <text:p text:style-name="P63">TASK : “j3 : Y : 1” ~~</text:p>
          <text:list>
            <text:list-item>
              <text:p text:style-name="P63">//_20190826_135520:next</text:p>
            </text:list-item>
          </text:list>
        </text:list-item>
      </text:list>
      <text:p text:style-name="P10">[further]</text:p>
      <text:list xml:id="list634871249377716077" text:style-name="L29">
        <text:list-item>
          <text:p text:style-name="P64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3">#_</text:span> </text:p>
      <text:list xml:id="list2583513075011269328" text:style-name="L30">
        <text:list-item>
          <text:p text:style-name="P65">REVIEW</text:p>
        </text:list-item>
        <text:list-item>
          <text:p text:style-name="P144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5">//_20190826_135520:next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new FUNC : take_Position__Buy()</text:p>
                  <text:list>
                    <text:list-item>
                      <text:p text:style-name="P65">signature</text:p>
                    </text:list-item>
                    <text:list-item>
                      <text:p text:style-name="P65">time labels</text:p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TEST ==&gt; OK</text:p>
                </text:list-item>
              </text:list>
            </text:list-item>
          </text:list>
        </text:list-item>
        <text:list-item>
          <text:p text:style-name="P144"><text:span text:style-name="T12">#_</text:span><text:span text:style-name="T8"> TASK-2 : “j3 : Y : 2”</text:span></text:p>
          <text:list>
            <text:list-item>
              <text:p text:style-name="P65">==&gt; OK</text:p>
            </text:list-item>
          </text:list>
        </text:list-item>
        <text:list-item>
          <text:p text:style-name="P144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5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5">T-3.1 : func : take_Position__Buy()</text:p>
              <text:list>
                <text:list-item>
                  <text:p text:style-name="P65">==&gt; show values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144"><text:span text:style-name="T12">#_</text:span><text:span text:style-name="T8"> T-3.2 : send order</text:span></text:p>
              <text:list>
                <text:list-item>
                  <text:p text:style-name="P65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5882410638344478544" text:style-name="L31">
        <text:list-item>
          <text:p text:style-name="P66">TASK : </text:p>
          <text:list>
            <text:list-item>
              <text:list>
                <text:list-item>
                  <text:p text:style-name="P132">ref</text:p>
                  <text:list>
                    <text:list-item>
                      <text:p text:style-name="P132">lib_ea.mqh : //_20190827_143022:ref : ordermodify</text:p>
                    </text:list-item>
                    <text:list-item>
                      <text:p text:style-name="P132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6">“j2 : Y” <text:span text:style-name="T30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4455522177159469860" text:style-name="L32">
        <text:list-item>
          <text:p text:style-name="P67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3">#_</text:span> </text:p>
      <text:list xml:id="list1563552950310463429" text:style-name="L33">
        <text:list-item>
          <text:p text:style-name="P145"><text:span text:style-name="T12">#_</text:span><text:span text:style-name="T8"> REVIEW</text:span></text:p>
        </text:list-item>
        <text:list-item>
          <text:p text:style-name="P68">TASK-1 : </text:p>
          <text:list>
            <text:list-item>
              <text:list>
                <text:list-item>
                  <text:p text:style-name="P133">ref</text:p>
                  <text:list>
                    <text:list-item>
                      <text:p text:style-name="P133">lib_ea.mqh : //_20190827_143022:ref : ordermodify</text:p>
                    </text:list-item>
                    <text:list-item>
                      <text:p text:style-name="P133">ea_Exp_1__TrailingStop.mq4 : //_20190827_143229:ref : OrdersTotal</text:p>
                    </text:list-item>
                  </text:list>
                </text:list-item>
                <text:list-item>
                  <text:p text:style-name="P68"><text:span text:style-name="T8">“j2 : Y” </text:span><text:span text:style-name="T30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45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33">“j2 : Y : 1”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45"><text:span text:style-name="T13">#_</text:span><text:span text:style-name="T9"> T-1.2 : “j2-1”</text:span></text:p>
              <text:list>
                <text:list-item>
                  <text:p text:style-name="P133"><text:soft-page-break/>==&gt; OK</text:p>
                </text:list-item>
              </text:list>
            </text:list-item>
            <text:list-item>
              <text:p text:style-name="P145"><text:span text:style-name="T13">#_</text:span><text:span text:style-name="T9"> T-1.3 : “j2-1 : Y”, “ : N”</text:span></text:p>
              <text:list>
                <text:list-item>
                  <text:p text:style-name="P133">==&gt; OK</text:p>
                </text:list-item>
              </text:list>
            </text:list-item>
          </text:list>
        </text:list-item>
      </text:list>
      <text:p text:style-name="P10">[next]</text:p>
      <text:list xml:id="list3714927379894250782" text:style-name="L34">
        <text:list-item>
          <text:p text:style-name="P69">TASK : “j1-2” → new node</text:p>
          <text:list>
            <text:list-item>
              <text:p text:style-name="P69">if NO → exec “j3 : Y” and on</text:p>
            </text:list-item>
            <text:list-item>
              <text:p text:style-name="P69">if YES → continue (i.e. return(0))</text:p>
            </text:list-item>
            <text:list-item>
              <text:p text:style-name="P69">//_20190828_102028:next</text:p>
            </text:list-item>
          </text:list>
        </text:list-item>
      </text:list>
      <text:p text:style-name="P10">[further]</text:p>
      <text:list xml:id="list1649798369224562505" text:style-name="L35">
        <text:list-item>
          <text:p text:style-name="P138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3">#_</text:span> </text:p>
      <text:list xml:id="list7899974932987146563" text:style-name="L36">
        <text:list-item>
          <text:p text:style-name="P70">REVIEW</text:p>
        </text:list-item>
        <text:list-item>
          <text:p text:style-name="P70"><text:span text:style-name="T23">#_</text:span> TASK-1 : “j1-2” → new node</text:p>
          <text:list>
            <text:list-item>
              <text:list>
                <text:list-item>
                  <text:p text:style-name="P70">if NO → exec “j3<text:span text:style-name="T31"> : Y</text:span>” and on</text:p>
                </text:list-item>
                <text:list-item>
                  <text:p text:style-name="P70">if YES → continue (i.e. return(0))</text:p>
                </text:list-item>
                <text:list-item>
                  <text:p text:style-name="P70">//_20190828_102028:next</text:p>
                </text:list-item>
              </text:list>
            </text:list-item>
            <text:list-item>
              <text:p text:style-name="P70"><text:span text:style-name="T23">#_</text:span> T-1.1</text:p>
              <text:list>
                <text:list-item>
                  <text:p text:style-name="P70">CODING : ~~ “j1-3”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<text:span text:style-name="T23">#_</text:span> SEG-1 : “j2-1 : N : 1” ==&gt; add : judge, take position</text:p>
              <text:list>
                <text:list-item>
                  <text:p text:style-name="P70">CODING : //_20190829_104432:tmp</text:p>
                  <text:list>
                    <text:list-item>
                      <text:p text:style-name="P70">C/P : “j3”</text:p>
                    </text:list-item>
                    <text:list-item>
                      <text:p text:style-name="P70">delete : time label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70"><text:soft-page-break/>TASK-2 : orders ---&gt; to file “orders.[XXXX].dat” (fur-2 / 20190828_094028)</text:p>
          <text:list>
            <text:list-item>
              <text:list>
                <text:list-item>
                  <text:p text:style-name="P70">“j1-3 :Y : 1”</text:p>
                </text:list-item>
                <text:list-item>
                  <text:p text:style-name="P70">“j2-2 : Y : 1”</text:p>
                </text:list-item>
              </text:list>
            </text:list-item>
            <text:list-item>
              <text:p text:style-name="P70">T-2.1 : “j1-3 :Y : 1”</text:p>
              <text:list>
                <text:list-item>
                  <text:p text:style-name="P70">CODING : </text:p>
                  <text:list>
                    <text:list-item>
                      <text:p text:style-name="P70"><text:span text:style-name="T23">#_</text:span> new file name : fname_Log_DAT_For_Session : //_20190829_110901:tmp</text:p>
                    </text:list-item>
                    <text:list-item>
                      <text:p text:style-name="P70">write log : //_20190829_110834:tmp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</text:list>
      <text:p text:style-name="P10">[next]</text:p>
      <text:list xml:id="list1925338592293884099" text:style-name="L37">
        <text:list-item>
          <text:p text:style-name="P71">TASK : trailing feature</text:p>
          <text:list>
            <text:list-item>
              <text:p text:style-name="P71">“step : A : 1”</text:p>
            </text:list-item>
            <text:list-item>
              <text:p text:style-name="P71">//_20190829_112152:next</text:p>
            </text:list-item>
          </text:list>
        </text:list-item>
      </text:list>
      <text:p text:style-name="P10">[further]</text:p>
      <text:list xml:id="list4728616985119890861" text:style-name="L38">
        <text:list-item>
          <text:p text:style-name="P72">new node : “j0” (in “start()”)</text:p>
          <text:list>
            <text:list-item>
              <text:p text:style-name="P72">condition → pending orders?</text:p>
              <text:list>
                <text:list-item>
                  <text:p text:style-name="P72">if YES → go to j1</text:p>
                </text:list-item>
                <text:list-item>
                  <text:p text:style-name="P72">if NO → goto j3</text:p>
                </text:list-item>
              </text:list>
            </text:list-item>
          </text:list>
        </text:list-item>
        <text:list-item>
          <text:p text:style-name="P72">“[eap-2.id-1].(20190829_111540).log”</text:p>
          <text:list>
            <text:list-item>
              <text:p text:style-name="P72">==&gt; add pair, period, too.</text:p>
            </text:list-item>
          </text:list>
        </text:list-item>
        <text:list-item>
          <text:p text:style-name="P72">“DetailedStatement.[20190829_112315]htm.htm”</text:p>
          <text:list>
            <text:list-item>
              <text:p text:style-name="P72">extract a list of orders ==&gt; python program</text:p>
            </text:list-item>
            <text:list-item>
              <text:p text:style-name="P72">at : C:\Users\iwabuchiken\AppData\Roaming\MetaQuotes\Terminal\34B08C83A5AAE27A4079DE708E60511E\MQL4\Logs\logs_trading</text:p>
            </text:list-item>
            <text:list-item>
              <text:p text:style-name="P72">how</text:p>
              <text:list>
                <text:list-item>
                  <text:p text:style-name="P72">method-1</text:p>
                  <text:list>
                    <text:list-item>
                      <text:p text:style-name="P72">extract all “tr” tags</text:p>
                    </text:list-item>
                    <text:list-item>
                      <text:p text:style-name="P72">of those TRs, collect the first TD</text:p>
                    </text:list-item>
                    <text:list-item>
                      <text:p text:style-name="P72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2">-2</text:p>
                  <text:list>
                    <text:list-item>
                      <text:p text:style-name="P72">find with regex “&lt;td title="#\d+? My order[tp]"&gt;\d+?&lt;/td&gt;”</text:p>
                    </text:list-item>
                    <text:list-item>
                      <text:p text:style-name="P72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3">#_</text:span> </text:p>
      <text:list xml:id="list3336225203115888576" text:style-name="L39">
        <text:list-item>
          <text:p text:style-name="P73">REVIEW</text:p>
        </text:list-item>
        <text:list-item>
          <text:p text:style-name="P146"><text:span text:style-name="T12">#_</text:span><text:span text:style-name="T8"> TASK-1 : new file → start coding</text:span></text:p>
          <text:list>
            <text:list-item>
              <text:p text:style-name="P73">T-1.1 : new file</text:p>
            </text:list-item>
            <text:list-item>
              <text:p text:style-name="P73">T-1.2 : data</text:p>
              <text:list>
                <text:list-item>
                  <text:p text:style-name="P73">C:\Users\iwabuchiken\AppData\Roaming\MetaQuotes\Terminal\34B08C83A5AAE27A4079DE708E60511E\MQL4\Logs\logs_trading</text:p>
                  <text:list>
                    <text:list-item>
                      <text:p text:style-name="P73">DetailedStatement.[20190901_145309].htm</text:p>
                    </text:list-item>
                  </text:list>
                </text:list-item>
                <text:list-item>
                  <text:p text:style-name="P73">C:\Users\iwabuchiken\AppData\Roaming\MetaQuotes\Terminal\34B08C83A5AAE27A4079DE708E60511E\MQL4\Files\Logs\20190829_223434[eap-2.id-1].[EURJPY-1].dir</text:p>
                  <text:list>
                    <text:list-item>
                      <text:p text:style-name="P73">[eap-2.id-1].(20190829_223434).dat</text:p>
                    </text:list-item>
                  </text:list>
                </text:list-item>
              </text:list>
            </text:list-item>
            <text:list-item>
              <text:p text:style-name="P73">T-1.3 : open file → “dat” file</text:p>
              <text:list>
                <text:list-item>
                  <text:p text:style-name="P146"><text:span text:style-name="T8">CODING : </text:span><text:span text:style-name="T10">#_20190901_150006:tmp</text:span></text:p>
                  <text:list>
                    <text:list-item>
                      <text:p text:style-name="P135">close file</text:p>
                    </text:list-item>
                  </text:list>
                </text:list-item>
              </text:list>
            </text:list-item>
            <text:list-item>
              <text:p text:style-name="P135">T-1.4 : file → read lines</text:p>
              <text:list>
                <text:list-item>
                  <text:p text:style-name="P135">==&gt; OK</text:p>
                </text:list-item>
              </text:list>
            </text:list-item>
          </text:list>
        </text:list-item>
        <text:list-item>
          <text:p text:style-name="P146"><text:span text:style-name="T14">#_</text:span><text:span text:style-name="T10"> TASK-2</text:span></text:p>
          <text:list>
            <text:list-item>
              <text:p text:style-name="P135">T-1.1 : get list of trade numbers</text:p>
              <text:list>
                <text:list-item>
                  <text:p text:style-name="P135"><text:soft-page-break/>“step : 3 <text:s text:c="11"/>build list”</text:p>
                </text:list-item>
                <text:list-item>
                  <text:p text:style-name="P135">==&gt; OK</text:p>
                </text:list-item>
              </text:list>
            </text:list-item>
          </text:list>
        </text:list-item>
        <text:list-item>
          <text:p text:style-name="P135">TASK-3 : report file</text:p>
          <text:list>
            <text:list-item>
              <text:p text:style-name="P135">T-3.1 : open → with html parser</text:p>
              <text:list>
                <text:list-item>
                  <text:p text:style-name="P135">new FUNC : _build_result_csv_data__Report_File()</text:p>
                  <text:list>
                    <text:list-item>
                      <text:p text:style-name="P135">signature</text:p>
                    </text:list-item>
                    <text:list-item>
                      <text:p text:style-name="P135">debug labels</text:p>
                    </text:list-item>
                    <text:list-item>
                      <text:p text:style-name="P135">caller</text:p>
                    </text:list-item>
                  </text:list>
                </text:list-item>
              </text:list>
            </text:list-item>
            <text:list-item>
              <text:p text:style-name="P135">T-3.2 : read file</text:p>
              <text:list>
                <text:list-item>
                  <text:p text:style-name="P146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35">CODING </text:p>
                </text:list-item>
                <text:list-item>
                  <text:p text:style-name="P135">==&gt; OK</text:p>
                </text:list-item>
              </text:list>
            </text:list-item>
            <text:list-item>
              <text:p text:style-name="P135">T-3.3 : read ==&gt; TR tags</text:p>
              <text:list>
                <text:list-item>
                  <text:p text:style-name="P135">“step : 2 : 3 <text:s text:c="11"/>read : TR tags”</text:p>
                </text:list-item>
                <text:list-item>
                  <text:p text:style-name="P135">==&gt; OK</text:p>
                  <text:list>
                    <text:list-item>
                      <text:p text:style-name="P135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35">T-3.4 : each TR → collect TD tags</text:p>
              <text:list>
                <text:list-item>
                  <text:p text:style-name="P135">==&gt; OK</text:p>
                </text:list-item>
              </text:list>
            </text:list-item>
            <text:list-item>
              <text:p text:style-name="P135">T-3.5 : TD tags → get text</text:p>
              <text:list>
                <text:list-item>
                  <text:p text:style-name="P135">==&gt; OK</text:p>
                </text:list-item>
                <text:list-item>
                  <text:p text:style-name="P135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35">T-3.6 : “step : 2 : 5.2 : 3”</text:p>
              <text:list>
                <text:list-item>
                  <text:p text:style-name="P135">#_20190901_161249:tmp</text:p>
                </text:list-item>
                <text:list-item>
                  <text:p text:style-name="P135">==&gt; OK</text:p>
                </text:list-item>
              </text:list>
            </text:list-item>
          </text:list>
        </text:list-item>
      </text:list>
      <text:p text:style-name="P10">[next]</text:p>
      <text:list xml:id="list3455943327430463395" text:style-name="L40">
        <text:list-item>
          <text:p text:style-name="P74">TASK</text:p>
          <text:list>
            <text:list-item>
              <text:p text:style-name="P74">detected TDs ---&gt; into a list</text:p>
            </text:list-item>
            <text:list-item>
              <text:p text:style-name="P74">#_20190901_161624:next</text:p>
            </text:list-item>
          </text:list>
        </text:list-item>
      </text:list>
      <text:p text:style-name="P10">[further]</text:p>
      <text:list xml:id="list546205177887332188" text:style-name="L41">
        <text:list-item>
          <text:p text:style-name="P75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3">#_</text:span> </text:p>
      <text:list xml:id="list2619425455081415204" text:style-name="L42">
        <text:list-item>
          <text:p text:style-name="P76">REVIEW</text:p>
        </text:list-item>
        <text:list-item>
          <text:p text:style-name="P76">TASK-1 : detected TDs ---&gt; into a list</text:p>
          <text:list>
            <text:list-item>
              <text:list>
                <text:list-item>
                  <text:p text:style-name="P76">#_20190901_161624:next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show : len(lo_TRs_With_Order_TDS)</text:p>
                </text:list-item>
                <text:list-item>
                  <text:p text:style-name="P76">#_20190902_124052:tmp</text:p>
                </text:list-item>
                <text:list-item>
                  <text:p text:style-name="P76">==&gt; PROBLEM : “[44_8.5_build-result-csv-data.py:461] len(lo_TRs_With_Order_TDS) ==&gt; 164”</text:p>
                  <text:list>
                    <text:list-item>
                      <text:p text:style-name="P76">==&gt; should be less than 100</text:p>
                    </text:list-item>
                  </text:list>
                </text:list-item>
                <text:list-item>
                  <text:p text:style-name="P76">SEG-1 : write to file</text:p>
                  <text:list>
                    <text:list-item>
                      <text:p text:style-name="P76">S-1.1 : file path</text:p>
                      <text:list>
                        <text:list-item>
                          <text:p text:style-name="P76">#_20190902_124906:tmp</text:p>
                        </text:list-item>
                      </text:list>
                    </text:list-item>
                    <text:list-item>
                      <text:p text:style-name="P76">S-1.2 : make dirs</text:p>
                      <text:list>
                        <text:list-item>
                          <text:p text:style-name="P76">#_20190902_125615:tmp</text:p>
                        </text:list-item>
                      </text:list>
                    </text:list-item>
                    <text:list-item>
                      <text:p text:style-name="P76">S-1.3 : write</text:p>
                      <text:list>
                        <text:list-item>
                          <text:p text:style-name="P76">#_20190902_130031:tmp</text:p>
                        </text:list-item>
                        <text:list-item>
                          <text:p text:style-name="P7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TASK-2 : return list</text:p>
          <text:list>
            <text:list-item>
              <text:p text:style-name="P76">T-2.1</text:p>
            </text:list-item>
          </text:list>
        </text:list-item>
      </text:list>
      <text:p text:style-name="P10">[next]</text:p>
      <text:list xml:id="list9051606929103516868" text:style-name="L43">
        <text:list-item>
          <text:p text:style-name="P77">TASK</text:p>
          <text:list>
            <text:list-item>
              <text:p text:style-name="P77"><text:soft-page-break/>“lo_Order_Numbers” and “lo_TRs_With_Order_TDS”</text:p>
              <text:list>
                <text:list-item>
                  <text:p text:style-name="P77">==&gt; build a full list of orders</text:p>
                </text:list-item>
                <text:list-item>
                  <text:p text:style-name="P77">#_20190902_132829:tmp</text:p>
                </text:list-item>
              </text:list>
            </text:list-item>
          </text:list>
        </text:list-item>
      </text:list>
      <text:p text:style-name="P10">[further]</text:p>
      <text:list xml:id="list3264992245372038203" text:style-name="L44">
        <text:list-item>
          <text:p text:style-name="P78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3">#_</text:span> </text:p>
      <text:list xml:id="list1764958891039562749" text:style-name="L45">
        <text:list-item>
          <text:p text:style-name="P79">REVIEW</text:p>
        </text:list-item>
        <text:list-item>
          <text:p text:style-name="P79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79">==&gt; build a full list of orders</text:p>
                    </text:list-item>
                    <text:list-item>
                      <text:p text:style-name="P79">#_20190902_132829:tmp</text:p>
                    </text:list-item>
                  </text:list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build : full data</text:p>
                </text:list-item>
                <text:list-item>
                  <text:p text:style-name="P79">==&gt; OK</text:p>
                </text:list-item>
              </text:list>
            </text:list-item>
          </text:list>
        </text:list-item>
        <text:list-item>
          <text:p text:style-name="P79">TASK-2 : to file</text:p>
          <text:list>
            <text:list-item>
              <text:list>
                <text:list-item>
                  <text:p text:style-name="P79">#_20190903_124102:tmp</text:p>
                </text:list-item>
              </text:list>
            </text:list-item>
            <text:list-item>
              <text:p text:style-name="P79">T-2.1 : new FUNC : _build_result_csv_data__Write_Full_Data</text:p>
              <text:list>
                <text:list-item>
                  <text:p text:style-name="P79">#_20190903_124741:caller</text:p>
                </text:list-item>
                <text:list-item>
                  <text:p text:style-name="P79">CODING</text:p>
                </text:list-item>
                <text:list-item>
                  <text:p text:style-name="P79">TEST ==&gt; OK</text:p>
                </text:list-item>
              </text:list>
            </text:list-item>
          </text:list>
        </text:list-item>
        <text:list-item>
          <text:p text:style-name="P79">TASK-3 : graph</text:p>
          <text:list>
            <text:list-item>
              <text:p text:style-name="P79">T-3.1 : </text:p>
              <text:list>
                <text:list-item>
                  <text:p text:style-name="P79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79"><text:soft-page-break/>T-3.2</text:p>
              <text:list>
                <text:list-item>
                  <text:p text:style-name="P79">results</text:p>
                  <text:list>
                    <text:list-item>
                      <text:p text:style-name="P79">negative<text:tab/>94<text:tab/>74.02%</text:p>
                    </text:list-item>
                    <text:list-item>
                      <text:p text:style-name="P79">positive<text:tab/>33<text:tab/>25.98%</text:p>
                    </text:list-item>
                    <text:list-item>
                      <text:p text:style-name="P79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933374731085933350" text:style-name="L46">
        <text:list-item>
          <text:p text:style-name="P80">COMP</text:p>
        </text:list-item>
      </text:list>
      <text:p text:style-name="P10">[further]</text:p>
      <text:list xml:id="list5964423115842864645" text:style-name="L47">
        <text:list-item>
          <text:p text:style-name="P134">detect pattern</text:p>
          <text:list>
            <text:list-item>
              <text:p text:style-name="P134">例えば、３本連下げを集める（python）</text:p>
            </text:list-item>
            <text:list-item>
              <text:p text:style-name="P134">事例を５つぐらい、眺めてみる。</text:p>
            </text:list-item>
            <text:list-item>
              <text:p text:style-name="P134">共通の特徴を、３つぐらい、ピックアップ。（m1~3)</text:p>
            </text:list-item>
            <text:list-item>
              <text:p text:style-name="P134">それらの、m1~3 を、条件として、mql のプログ、作る（n1）</text:p>
            </text:list-item>
            <text:list-item>
              <text:p text:style-name="P134">n1 ==&gt; 実行 (on mt4)</text:p>
            </text:list-item>
          </text:list>
        </text:list-item>
        <text:list-item>
          <text:p text:style-name="P134">mt4 prog</text:p>
          <text:list>
            <text:list-item>
              <text:p text:style-name="P134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3">#_</text:span> </text:p>
      <text:list xml:id="list972736247879015962" text:style-name="L48">
        <text:list-item>
          <text:p text:style-name="P81">REVIEW</text:p>
        </text:list-item>
        <text:list-item>
          <text:p text:style-name="P81">TASK-1 : “[eap-2.id-1].(20190903_122730).dat” ==&gt; add pair info, a.o.</text:p>
          <text:list>
            <text:list-item>
              <text:p text:style-name="P81">T-1.1 : write : file name</text:p>
              <text:list>
                <text:list-item>
                  <text:p text:style-name="P81">CODING : //_20190904_133743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SEG-1</text:p>
              <text:list>
                <text:list-item>
                  <text:p text:style-name="P81">utils.mqh : “write_Log”</text:p>
                  <text:list>
                    <text:list-item>
                      <text:p text:style-name="P81"><text:soft-page-break/>==&gt; new FUNC : “write_Log__No_File_Line_Strings”</text:p>
                    </text:list-item>
                    <text:list-item>
                      <text:p text:style-name="P81">S-1.1</text:p>
                      <text:list>
                        <text:list-item>
                          <text:p text:style-name="P81">DUP</text:p>
                        </text:list-item>
                        <text:list-item>
                          <text:p text:style-name="P81">change signature</text:p>
                        </text:list-item>
                        <text:list-item>
                          <text:p text:style-name="P81">debug labels</text:p>
                          <text:list>
                            <text:list-item>
                              <text:p text:style-name="P81">//_20190904_134341:caller</text:p>
                            </text:list-item>
                            <text:list-item>
                              <text:p text:style-name="P81">//_20190904_134344:head</text:p>
                            </text:list-item>
                            <text:list-item>
                              <text:p text:style-name="P81">//_20190904_134350:wl</text:p>
                            </text:list-item>
                          </text:list>
                        </text:list-item>
                        <text:list-item>
                          <text:p text:style-name="P81">caller line</text:p>
                        </text:list-item>
                      </text:list>
                    </text:list-item>
                    <text:list-item>
                      <text:p text:style-name="P81">TEST ==&gt; OK</text:p>
                    </text:list-item>
                  </text:list>
                </text:list-item>
              </text:list>
            </text:list-item>
            <text:list-item>
              <text:p text:style-name="P81">T-1.2 : add info : pair name</text:p>
              <text:list>
                <text:list-item>
                  <text:p text:style-name="P81">SEG-2 : new FUNC : “setup_Data_File()”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2 : eap-2.(id-1).mq4 ==&gt; run on multiple pairs</text:p>
          <text:list>
            <text:list-item>
              <text:p text:style-name="P81">E/J</text:p>
            </text:list-item>
            <text:list-item>
              <text:p text:style-name="P81">U/J</text:p>
            </text:list-item>
            <text:list-item>
              <text:p text:style-name="P81">A/J</text:p>
            </text:list-item>
            <text:list-item>
              <text:p text:style-name="P81">==&gt; OK</text:p>
            </text:list-item>
          </text:list>
        </text:list-item>
      </text:list>
      <text:p text:style-name="P10">[next]</text:p>
      <text:list xml:id="list4255443234181089910" text:style-name="L49">
        <text:list-item>
          <text:p text:style-name="P82">TASK : trailing stop</text:p>
          <text:list>
            <text:list-item>
              <text:p text:style-name="P82">//_20190829_112152:next (eap-2.(id-1).mq4)</text:p>
            </text:list-item>
            <text:list-item>
              <text:p text:style-name="P82">flowcharting</text:p>
            </text:list-item>
            <text:list-item>
              <text:p text:style-name="P82">ref</text:p>
              <text:list>
                <text:list-item>
                  <text:p text:style-name="P82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2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5217796072027013441" text:style-name="L50">
        <text:list-item>
          <text:p text:style-name="P83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3">#_</text:span> </text:p>
      <text:list xml:id="list5717528867532512660" text:style-name="L51">
        <text:list-item>
          <text:p text:style-name="P84">REVIEW</text:p>
        </text:list-item>
        <text:list-item>
          <text:p text:style-name="P84">TASK-1</text:p>
          <text:list>
            <text:list-item>
              <text:p text:style-name="P84">T-1.1</text:p>
              <text:list>
                <text:list-item>
                  <text:list>
                    <text:list-item>
                      <text:p text:style-name="P84">get : pending ticket data</text:p>
                    </text:list-item>
                    <text:list-item>
                      <text:p text:style-name="P84">new FUNC : trail_Orders()</text:p>
                    </text:list-item>
                  </text:list>
                </text:list-item>
                <text:list-item>
                  <text:p text:style-name="P84">signature</text:p>
                </text:list-item>
                <text:list-item>
                  <text:p text:style-name="P84">debug labels</text:p>
                  <text:list>
                    <text:list-item>
                      <text:p text:style-name="P84">//_20190906_165225:caller</text:p>
                    </text:list-item>
                    <text:list-item>
                      <text:p text:style-name="P84">//_20190906_165231:head</text:p>
                    </text:list-item>
                    <text:list-item>
                      <text:p text:style-name="P84">//_20190906_165238:wl</text:p>
                    </text:list-item>
                  </text:list>
                </text:list-item>
                <text:list-item>
                  <text:p text:style-name="P84">caller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T-1.2 : “OrderSelect”</text:p>
              <text:list>
                <text:list-item>
                  <text:p text:style-name="P84">CODING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T-1.3 : store current price (in the latest tick)</text:p>
              <text:list>
                <text:list-item>
                  <text:p text:style-name="P84">“step : 3.3”</text:p>
                </text:list-item>
                <text:list-item>
                  <text:p text:style-name="P84">global var : priceOf_Prev_Tick__Bid</text:p>
                </text:list-item>
                <text:list-item>
                  <text:p text:style-name="P84">TEST ==&gt; next time</text:p>
                </text:list-item>
              </text:list>
            </text:list-item>
          </text:list>
        </text:list-item>
      </text:list>
      <text:p text:style-name="P10">[next]</text:p>
      <text:list xml:id="list3527029070956332455" text:style-name="L52">
        <text:list-item>
          <text:p text:style-name="P85">TASK : this : T-1.3</text:p>
          <text:list>
            <text:list-item>
              <text:p text:style-name="P85">//_20190906_171140:next</text:p>
            </text:list-item>
          </text:list>
        </text:list-item>
      </text:list>
      <text:p text:style-name="P10">[further]</text:p>
      <text:list xml:id="list356638268261747947" text:style-name="L53">
        <text:list-item>
          <text:p text:style-name="P86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3">#_</text:span> </text:p>
      <text:list xml:id="list3175128389133236025" text:style-name="L54">
        <text:list-item>
          <text:p text:style-name="P87">REVIEW</text:p>
        </text:list-item>
        <text:list-item>
          <text:p text:style-name="P87">TASK-1 : store current price (in the latest tick)</text:p>
          <text:list>
            <text:list-item>
              <text:list>
                <text:list-item>
                  <text:p text:style-name="P87">“step : 3.3”</text:p>
                </text:list-item>
                <text:list-item>
                  <text:p text:style-name="P87">//_20190906_171140:next</text:p>
                </text:list-item>
                <text:list-item>
                  <text:p text:style-name="P87">global var : priceOf_Prev_Tick__Bid</text:p>
                </text:list-item>
              </text:list>
            </text:list-item>
            <text:list-item>
              <text:p text:style-name="P87">T-1.1 : update : “priceOf_Current_Tick__Bid”</text:p>
              <text:list>
                <text:list-item>
                  <text:p text:style-name="P87">==&gt; OK</text:p>
                </text:list-item>
              </text:list>
            </text:list-item>
          </text:list>
        </text:list-item>
        <text:list-item>
          <text:p text:style-name="P87">TASK-2 : if UP → update TP price</text:p>
          <text:list>
            <text:list-item>
              <text:list>
                <text:list-item>
                  <text:p text:style-name="P87">void trail_Orders()</text:p>
                </text:list-item>
              </text:list>
            </text:list-item>
            <text:list-item>
              <text:p text:style-name="P87">T-2.1 : “step : 4” (==&gt; see memo)</text:p>
              <text:list>
                <text:list-item>
                  <text:p text:style-name="P87">==&gt; OK</text:p>
                  <text:list>
                    <text:list-item>
                      <text:p text:style-name="P87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377932567022388338" text:style-name="L55">
        <text:list-item>
          <text:p text:style-name="P88">TASK : “j1” ~~ (==&gt; memo)</text:p>
          <text:list>
            <text:list-item>
              <text:p text:style-name="P88">//_20190909_135929:next</text:p>
            </text:list-item>
          </text:list>
        </text:list-item>
      </text:list>
      <text:p text:style-name="P10">[further]</text:p>
      <text:list xml:id="list3696586151053259215" text:style-name="L56">
        <text:list-item>
          <text:p text:style-name="P89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3">#_</text:span> </text:p>
      <text:list xml:id="list8622795161000222800" text:style-name="L57">
        <text:list-item>
          <text:p text:style-name="P90">REVIEW</text:p>
        </text:list-item>
        <text:list-item>
          <text:p text:style-name="P147"><text:span text:style-name="T8">TASK-1 : M15 → </text:span><text:span text:style-name="T9">アゲサゲの幅、知る</text:span></text:p>
          <text:list>
            <text:list-item>
              <text:p text:style-name="P147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0">==&gt; OK</text:p>
              <text:list>
                <text:list-item>
                  <text:p text:style-name="P90">[views.py:8621] lo_Histos ==&gt; total = 5620</text:p>
                </text:list-item>
                <text:list-item>
                  <text:p text:style-name="P90">0.000 -- 0.152 ==&gt; 5511 (0.981)</text:p>
                </text:list-item>
                <text:list-item>
                  <text:p text:style-name="P90">0.152 -- 0.305 ==&gt; 94 (0.017)</text:p>
                </text:list-item>
                <text:list-item>
                  <text:p text:style-name="P90">0.305 -- 0.458 ==&gt; 12 (0.002)</text:p>
                </text:list-item>
                <text:list-item>
                  <text:p text:style-name="P90">0.458 -- 0.610 ==&gt; 3 (0.001)</text:p>
                </text:list-item>
              </text:list>
            </text:list-item>
          </text:list>
        </text:list-item>
        <text:list-item>
          <text:p text:style-name="P90">TASK-2 : M15 → run ea ==&gt; </text:p>
          <text:list>
            <text:list-item>
              <text:list>
                <text:list-item>
                  <text:list>
                    <text:list-item>
                      <text:p text:style-name="P90">eap-2.(id-1).mq4</text:p>
                    </text:list-item>
                    <text:list-item>
                      <text:p text:style-name="P90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0">T-2.1</text:p>
                  <text:list>
                    <text:list-item>
                      <text:p text:style-name="P90">new global var : eap-2.(id-1).mq4</text:p>
                      <text:list>
                        <text:list-item>
                          <text:p text:style-name="P90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0">T-2.2 : int take_Position__Buy() → add params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753792136337044405" text:style-name="L58">
        <text:list-item>
          <text:p text:style-name="P91">TASK</text:p>
          <text:list>
            <text:list-item>
              <text:p text:style-name="P91">in “start” func → new FUNC : _is_Order_Pending()</text:p>
              <text:list>
                <text:list-item>
                  <text:p text:style-name="P91">→ exec “step : j2” and the following</text:p>
                </text:list-item>
                <text:list-item>
                  <text:p text:style-name="P91">//_20190910_120006:next</text:p>
                </text:list-item>
              </text:list>
            </text:list-item>
          </text:list>
        </text:list-item>
      </text:list>
      <text:p text:style-name="P10">[further]</text:p>
      <text:list xml:id="list4907964627299467319" text:style-name="L59">
        <text:list-item>
          <text:p text:style-name="P92"><text:soft-page-break/></text:p>
        </text:list-item>
      </text:list>
      <text:p text:style-name="P8"/>
      <text:p text:style-name="P8"><text:span text:style-name="T32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3">#_ </text:span></text:p>
      <text:list xml:id="list2474007134047446655" text:style-name="L60">
        <text:list-item>
          <text:p text:style-name="P148"><text:span text:style-name="T12">#_ </text:span><text:span text:style-name="T8">REVIEW</text:span></text:p>
        </text:list-item>
        <text:list-item>
          <text:p text:style-name="P93">TASK-1</text:p>
          <text:list>
            <text:list-item>
              <text:list>
                <text:list-item>
                  <text:p text:style-name="P93">in “start” func → new FUNC : _is_Order_Pending()</text:p>
                  <text:list>
                    <text:list-item>
                      <text:p text:style-name="P93">→ exec “step : j2” and the following</text:p>
                    </text:list-item>
                    <text:list-item>
                      <text:p text:style-name="P93">//_20190910_120006:next</text:p>
                    </text:list-item>
                  </text:list>
                </text:list-item>
              </text:list>
            </text:list-item>
            <text:list-item>
              <text:p text:style-name="P93">T-1.1 : “step : A : 0”</text:p>
              <text:list>
                <text:list-item>
                  <text:list>
                    <text:list-item>
                      <text:p text:style-name="P93">//_20190918_084005:tmp</text:p>
                    </text:list-item>
                  </text:list>
                </text:list-item>
                <text:list-item>
                  <text:p text:style-name="P93">new FUNC : _is_Order_Pending()</text:p>
                  <text:list>
                    <text:list-item>
                      <text:p text:style-name="P93">signature</text:p>
                    </text:list-item>
                    <text:list-item>
                      <text:p text:style-name="P93">time labels</text:p>
                    </text:list-item>
                    <text:list-item>
                      <text:p text:style-name="P93">caller line</text:p>
                    </text:list-item>
                  </text:list>
                </text:list-item>
                <text:list-item>
                  <text:p text:style-name="P93">TEST : order ---&gt; ordered immediately after starting the ea; before a new bar starts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TASK-2 : change “double threshold”</text:p>
          <text:list>
            <text:list-item>
              <text:list>
                <text:list-item>
                  <text:p text:style-name="P93">//_20190918_085532:tmp</text:p>
                </text:list-item>
              </text:list>
            </text:list-item>
            <text:list-item>
              <text:p text:style-name="P93">T-2.1</text:p>
              <text:list>
                <text:list-item>
                  <text:p text:style-name="P93">CODING</text:p>
                </text:list-item>
                <text:list-item>
                  <text:p text:style-name="P93">TEST : change the log output</text:p>
                  <text:list>
                    <text:list-item>
                      <text:p text:style-name="P93">==&gt; OK</text:p>
                    </text:list-item>
                    <text:list-item>
                      <text:p text:style-name="P93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TASK-3 : if “threshold” &lt; current ask ==&gt; OrderModify (trail)</text:p>
          <text:list>
            <text:list-item>
              <text:p text:style-name="P93">T-3.1</text:p>
              <text:list>
                <text:list-item>
                  <text:p text:style-name="P93">do's</text:p>
                  <text:list>
                    <text:list-item>
                      <text:p text:style-name="P93">new var “priceOf_Current_Tick__Ask”</text:p>
                    </text:list-item>
                    <text:list-item>
                      <text:p text:style-name="P93">in the log → show the val</text:p>
                    </text:list-item>
                    <text:list-item>
                      <text:p text:style-name="P93">//_20190918_090936:tmp</text:p>
                    </text:list-item>
                  </text:list>
                </text:list-item>
                <text:list-item>
                  <text:p text:style-name="P93">TEST ==&gt; OK</text:p>
                </text:list-item>
              </text:list>
            </text:list-item>
            <text:list-item>
              <text:p text:style-name="P93">T-3.2 : log output → normalize double</text:p>
              <text:list>
                <text:list-item>
                  <text:list>
                    <text:list-item>
                      <text:p text:style-name="P93">//_20190918_092035:tmp</text:p>
                    </text:list-item>
                    <text:list-item>
                      <text:p text:style-name="P93">//_20190918_092435:tmp</text:p>
                    </text:list-item>
                  </text:list>
                </text:list-item>
                <text:list-item>
                  <text:p text:style-name="P93">CODING</text:p>
                </text:list-item>
                <text:list-item>
                  <text:p text:style-name="P93">TEST ==&gt; OK</text:p>
                </text:list-item>
              </text:list>
            </text:list-item>
            <text:list-item>
              <text:p text:style-name="P93">T-3.3 : figure out ---&gt; TP, SL ==&gt; how much to change?</text:p>
              <text:list>
                <text:list-item>
                  <text:p text:style-name="P93">threshold = pr_Open + (4 pips)</text:p>
                </text:list-item>
                <text:list-item>
                  <text:p text:style-name="P93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7100107055869010128" text:style-name="L61">
        <text:list-item>
          <text:p text:style-name="P94">TASK : T-3.3 → continue</text:p>
          <text:list>
            <text:list-item>
              <text:p text:style-name="P94">“void trail_Orders()”</text:p>
            </text:list-item>
          </text:list>
        </text:list-item>
      </text:list>
      <text:p text:style-name="P10">[further]</text:p>
      <text:list xml:id="list3774337180255877308" text:style-name="L62">
        <text:list-item>
          <text:p text:style-name="P95"/>
        </text:list-item>
      </text:list>
      <text:p text:style-name="P3"><text:line-break/><text:span text:style-name="T33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3">#_ </text:span></text:p>
      <text:list xml:id="list4498238894241634118" text:style-name="L63">
        <text:list-item>
          <text:p text:style-name="P96">REVIEW</text:p>
        </text:list-item>
        <text:list-item>
          <text:p text:style-name="P96">TASK-1 : void trail_Orders() → follow max price</text:p>
          <text:list>
            <text:list-item>
              <text:p text:style-name="P96">T-1.1</text:p>
              <text:list>
                <text:list-item>
                  <text:p text:style-name="P96">//_20190920_115150:tmp</text:p>
                </text:list-item>
                <text:list-item>
                  <text:p text:style-name="P96">new var</text:p>
                  <text:list>
                    <text:list-item>
                      <text:p text:style-name="P96">//_20190920_120627:tmp</text:p>
                    </text:list-item>
                    <text:list-item>
                      <text:p text:style-name="P96">priceOf_Prev_Bid</text:p>
                    </text:list-item>
                    <text:list-item>
                      <text:p text:style-name="P96">priceOf_Bid__Max</text:p>
                    </text:list-item>
                  </text:list>
                </text:list-item>
                <text:list-item>
                  <text:p text:style-name="P96">“j1” : //_20190920_115150:tmp</text:p>
                  <text:list>
                    <text:list-item>
                      <text:p text:style-name="P96">CODING</text:p>
                    </text:list-item>
                  </text:list>
                </text:list-item>
                <text:list-item>
                  <text:p text:style-name="P96">TEST ==&gt; see log file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718963149298724271" text:style-name="L64">
        <text:list-item>
          <text:p text:style-name="P97">TASK : “step.6 : j2”</text:p>
          <text:list>
            <text:list-item>
              <text:p text:style-name="P97">//_20190920_122313:next</text:p>
            </text:list-item>
          </text:list>
        </text:list-item>
      </text:list>
      <text:p text:style-name="P10">[further]</text:p>
      <text:list xml:id="list2343513927721497553" text:style-name="L65">
        <text:list-item>
          <text:p text:style-name="P98"/>
        </text:list-item>
      </text:list>
      <text:p text:style-name="P3"><text:line-break/><text:span text:style-name="T33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3">#_ </text:span></text:p>
      <text:list xml:id="list7546142464751701445" text:style-name="L66">
        <text:list-item>
          <text:p text:style-name="P99"><text:span text:style-name="T23">#_ </text:span>REVIEW</text:p>
        </text:list-item>
        <text:list-item>
          <text:p text:style-name="P99">TASK-1 : “step.6 : j2”</text:p>
          <text:list>
            <text:list-item>
              <text:list>
                <text:list-item>
                  <text:p text:style-name="P99">//_20190920_122313:next</text:p>
                </text:list-item>
              </text:list>
            </text:list-item>
            <text:list-item>
              <text:p text:style-name="P99">T-1.1</text:p>
              <text:list>
                <text:list-item>
                  <text:p text:style-name="P99">CODING</text:p>
                </text:list-item>
                <text:list-item>
                  <text:p text:style-name="P99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6082714472653193160" text:style-name="L67">
        <text:list-item>
          <text:p text:style-name="P100">TASK : “step 6 : j2 : Y : 2”</text:p>
          <text:list>
            <text:list-item>
              <text:p text:style-name="P100">//_20190924_115546:next</text:p>
            </text:list-item>
          </text:list>
        </text:list-item>
      </text:list>
      <text:p text:style-name="P10">[further]</text:p>
      <text:list xml:id="list463325002648907724" text:style-name="L68">
        <text:list-item>
          <text:p text:style-name="P101"/>
        </text:list-item>
      </text:list>
      <text:p text:style-name="P3"><text:line-break/><text:span text:style-name="T33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3">#_ </text:span></text:p>
      <text:list xml:id="list1610233037102213202" text:style-name="L69">
        <text:list-item>
          <text:p text:style-name="P102"><text:span text:style-name="T23">#_ </text:span>REVIEW</text:p>
        </text:list-item>
        <text:list-item>
          <text:p text:style-name="P102">TASK-1 : “step 6 : j2 : Y : 2”</text:p>
          <text:list>
            <text:list-item>
              <text:list>
                <text:list-item>
                  <text:p text:style-name="P102">//_20190924_115546:nex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DING</text:p>
                </text:list-item>
                <text:list-item>
                  <text:p text:style-name="P102">TEST ==&gt; </text:p>
                </text:list-item>
              </text:list>
            </text:list-item>
          </text:list>
        </text:list-item>
      </text:list>
      <text:p text:style-name="P10">[next]</text:p>
      <text:list xml:id="list4283518875378083871" text:style-name="L70">
        <text:list-item>
          <text:p text:style-name="P103">TASK</text:p>
          <text:list>
            <text:list-item>
              <text:p text:style-name="P103">log file → <text:span text:style-name="T30">ファイルの大きさ、Xを超えたら　=&gt;　新しいファイルへ。</text:span></text:p>
            </text:list-item>
          </text:list>
        </text:list-item>
        <text:list-item>
          <text:p text:style-name="P103"><text:soft-page-break/>TASK : see ==&gt; log from the above test</text:p>
        </text:list-item>
      </text:list>
      <text:p text:style-name="P10">[further]</text:p>
      <text:list xml:id="list8792504391358801274" text:style-name="L71">
        <text:list-item>
          <text:p text:style-name="P104"/>
        </text:list-item>
      </text:list>
      <text:p text:style-name="P3"><text:line-break/><text:span text:style-name="T33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3">#_ </text:span></text:p>
      <text:list xml:id="list9065402441234868124" text:style-name="L72">
        <text:list-item>
          <text:p text:style-name="P105">REVIEW</text:p>
        </text:list-item>
        <text:list-item>
          <text:p text:style-name="P105">TASK-1 : log file → <text:span text:style-name="T30">ファイルの大きさ、Xを超えたら　=&gt;　新しいファイルへ。</text:span></text:p>
          <text:list>
            <text:list-item>
              <text:p text:style-name="P105"><text:span text:style-name="T23">#_ </text:span>T-1.1 : modify</text:p>
              <text:list>
                <text:list-item>
                  <text:p text:style-name="P105">//_20190926_094101:tmp</text:p>
                </text:list-item>
              </text:list>
            </text:list-item>
            <text:list-item>
              <text:p text:style-name="P105">T-1.2 : </text:p>
              <text:list>
                <text:list-item>
                  <text:list>
                    <text:list-item>
                      <text:p text:style-name="P105">//_20190926_094452:tmp</text:p>
                    </text:list-item>
                    <text:list-item>
                      <text:p text:style-name="P105">if over 1M bytes ==&gt; new file</text:p>
                    </text:list-item>
                    <text:list-item>
                      <text:p text:style-name="P105">int write_Log (utils.mqh)</text:p>
                    </text:list-item>
                  </text:list>
                </text:list-item>
                <text:list-item>
                  <text:p text:style-name="P105">validate size : //_20190926_095008:tmp</text:p>
                </text:list-item>
                <text:list-item>
                  <text:p text:style-name="P105">CODING : “step : 2.1”</text:p>
                </text:list-item>
                <text:list-item>
                  <text:p text:style-name="P105">TEST : E/J, M1</text:p>
                  <text:list>
                    <text:list-item>
                      <text:p text:style-name="P105"><text:span text:style-name="T26">PROBLEM</text:span> ==&gt; log file NOT copied</text:p>
                      <text:list>
                        <text:list-item>
                          <text:p text:style-name="P105">TRY ==&gt; review code : //_20190926_101307:fix</text:p>
                          <text:list>
                            <text:list-item>
                              <text:p text:style-name="P105">==&gt; no clue</text:p>
                            </text:list-item>
                          </text:list>
                        </text:list-item>
                        <text:list-item>
                          <text:p text:style-name="P105">TRY ==&gt; dest file path ==&gt; “Logs”</text:p>
                          <text:list>
                            <text:list-item>
                              <text:p text:style-name="P105">==&gt; n/c</text:p>
                            </text:list-item>
                          </text:list>
                        </text:list-item>
                        <text:list-item>
                          <text:p text:style-name="P105"><text:soft-page-break/>TRY ==&gt; seek documents in the web</text:p>
                          <text:list>
                            <text:list-item>
                              <text:p text:style-name="P105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5">TRY ==&gt; read the log text, write it to a new file</text:p>
                          <text:list>
                            <text:list-item>
                              <text:p text:style-name="P105">==&gt; laborious; DROP</text:p>
                            </text:list-item>
                          </text:list>
                        </text:list-item>
                        <text:list-item>
                          <text:p text:style-name="P105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008711669600539677" text:style-name="L73">
        <text:list-item>
          <text:p text:style-name="P106">TASK : figure out ==&gt; copy log file</text:p>
        </text:list-item>
      </text:list>
      <text:p text:style-name="P10">[further]</text:p>
      <text:list xml:id="list9023151879117847573" text:style-name="L74">
        <text:list-item>
          <text:p text:style-name="P107"/>
        </text:list-item>
      </text:list>
      <text:p text:style-name="P3"><text:line-break/><text:span text:style-name="T33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3">#_ </text:span></text:p>
      <text:list xml:id="list4972036010914053893" text:style-name="L75">
        <text:list-item>
          <text:p text:style-name="P108">REVIEW</text:p>
        </text:list-item>
        <text:list-item>
          <text:p text:style-name="P108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8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08">T-1.1 : when copying log file ==&gt; close the log file first.</text:p>
                  <text:list>
                    <text:list-item>
                      <text:p text:style-name="P108">CODING : //_20190927_114131:tmp</text:p>
                    </text:list-item>
                    <text:list-item>
                      <text:p text:style-name="P108">TEST</text:p>
                      <text:list>
                        <text:list-item>
                          <text:p text:style-name="P108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08">T-1.2 : time label ==&gt; its own line</text:p>
                  <text:list>
                    <text:list-item>
                      <text:p text:style-name="P108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87723028226421338" text:style-name="L76">
        <text:list-item>
          <text:p text:style-name="P109"><text:soft-page-break/>TASK : log file texts → “(step : 6 : j2 : Y : 2.2 : 2)”</text:p>
          <text:list>
            <text:list-item>
              <text:p text:style-name="P109">//_20190927_120146:next</text:p>
            </text:list-item>
          </text:list>
        </text:list-item>
      </text:list>
      <text:p text:style-name="P10">[further]</text:p>
      <text:list xml:id="list8320567741031789722" text:style-name="L77">
        <text:list-item>
          <text:p text:style-name="P110"/>
        </text:list-item>
      </text:list>
      <text:p text:style-name="P3"><text:line-break/><text:span text:style-name="T33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3">#_ </text:span></text:p>
      <text:list xml:id="list8150179277694619814" text:style-name="L78">
        <text:list-item>
          <text:p text:style-name="P111"><text:span text:style-name="T23">#_ </text:span>REVIEW : <text:s/><text:span text:style-name="T18">44#7.2.1_ 14</text:span></text:p>
        </text:list-item>
        <text:list-item>
          <text:p text:style-name="P111">TASK-1 : <text:s/><text:span text:style-name="T19">44#8.4.2_1</text:span></text:p>
          <text:list>
            <text:list-item>
              <text:p text:style-name="P111">TREE</text:p>
              <text:list>
                <text:list-item>
                  <text:p text:style-name="P111">tester_T_1__Buy_Up__Loop_2_Trailing__V2</text:p>
                  <text:list>
                    <text:list-item>
                      <text:p text:style-name="P111">&lt;= tester_T_1__Buy_Up(request)</text:p>
                    </text:list-item>
                    <text:list-item>
                      <text:p text:style-name="P111">&lt;= tester_BuyUps_SellLows__V2(request)</text:p>
                    </text:list-item>
                    <text:list-item>
                      <text:p text:style-name="P111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1">T-1.1 : new web page list</text:p>
              <text:list>
                <text:list-item>
                  <text:p text:style-name="P111">cons_fx</text:p>
                  <text:list>
                    <text:list-item>
                      <text:p text:style-name="P111"><text:span text:style-name="T23">#_ </text:span>lo_Actions__BUSL__IDs : 19</text:p>
                    </text:list-item>
                    <text:list-item>
                      <text:p text:style-name="P111"><text:span text:style-name="T23">#_ </text:span>lo_Actions__BUSL</text:p>
                    </text:list-item>
                    <text:list-item>
                      <text:p text:style-name="P111"><text:span text:style-name="T23">#_ </text:span>PARAM_BUSL3__P_1</text:p>
                    </text:list-item>
                    <text:list-item>
                      <text:p text:style-name="P111"><text:span text:style-name="T23">#_ </text:span>new tag : “tag_No_P_1”</text:p>
                    </text:list-item>
                  </text:list>
                </text:list-item>
                <text:list-item>
                  <text:p text:style-name="P111">TEST : browse reload</text:p>
                  <text:list>
                    <text:list-item>
                      <text:p text:style-name="P111"><text:soft-page-break/>==&gt; OK</text:p>
                    </text:list-item>
                  </text:list>
                </text:list-item>
              </text:list>
            </text:list-item>
            <text:list-item>
              <text:p text:style-name="P111">T-1.2 : new if choise lines</text:p>
              <text:list>
                <text:list-item>
                  <text:p text:style-name="P111"><text:span text:style-name="T23">#_ </text:span>DUP : elif param == (cons_fx.Tester.lo_Actions__BUSL__IDs.value)[18]</text:p>
                  <text:list>
                    <text:list-item>
                      <text:p text:style-name="P111">#_20190929_124044:tmp</text:p>
                    </text:list-item>
                  </text:list>
                </text:list-item>
                <text:list-item>
                  <text:p text:style-name="P111">new file : libfx_6.py ==&gt; DUP : _5.py</text:p>
                  <text:list>
                    <text:list-item>
                      <text:p text:style-name="P111">DUP</text:p>
                    </text:list-item>
                    <text:list-item>
                      <text:p text:style-name="P111"><text:span text:style-name="T23">#_ </text:span>views.py → import line</text:p>
                    </text:list-item>
                  </text:list>
                </text:list-item>
                <text:list-item>
                  <text:p text:style-name="P111">libfx_6.py : new FUNC</text:p>
                  <text:list>
                    <text:list-item>
                      <text:p text:style-name="P111">dp_2()</text:p>
                    </text:list-item>
                    <text:list-item>
                      <text:p text:style-name="P111">editing</text:p>
                    </text:list-item>
                  </text:list>
                </text:list-item>
                <text:list-item>
                  <text:p text:style-name="P111">TEST ==&gt; OK</text:p>
                </text:list-item>
              </text:list>
            </text:list-item>
          </text:list>
        </text:list-item>
      </text:list>
      <text:p text:style-name="P10">[next]</text:p>
      <text:list xml:id="list3178718644326502587" text:style-name="L79">
        <text:list-item>
          <text:p text:style-name="P112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2">==&gt; collect incidents</text:p>
            </text:list-item>
            <text:list-item>
              <text:p text:style-name="P112">#_20190929_125816:next</text:p>
            </text:list-item>
          </text:list>
        </text:list-item>
      </text:list>
      <text:p text:style-name="P10">[further]</text:p>
      <text:list xml:id="list3035913036839378520" text:style-name="L80">
        <text:list-item>
          <text:p text:style-name="P113"/>
        </text:list-item>
      </text:list>
      <text:p text:style-name="P3"><text:line-break/><text:span text:style-name="T33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3">#_ </text:span></text:p>
      <text:list xml:id="list7908398850672625448" text:style-name="L81">
        <text:list-item>
          <text:p text:style-name="P114">REVIEW</text:p>
        </text:list-item>
        <text:list-item>
          <text:p text:style-name="P114">TASK-1 : ==&gt; collect incidents</text:p>
          <text:list>
            <text:list-item>
              <text:list>
                <text:list-item>
                  <text:p text:style-name="P114"><text:soft-page-break/>#_20190929_125816:next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4">new FUNC : _dp_2__Detect(lo_BDs_Tmp, lo_Lines_Log)</text:p>
                  <text:list>
                    <text:list-item>
                      <text:p text:style-name="P114"><text:span text:style-name="T23">#_ </text:span>signature</text:p>
                    </text:list-item>
                    <text:list-item>
                      <text:p text:style-name="P114"><text:span text:style-name="T23">#_ </text:span>labels</text:p>
                      <text:list>
                        <text:list-item>
                          <text:p text:style-name="P114">#_20190930_124040:caller</text:p>
                        </text:list-item>
                        <text:list-item>
                          <text:p text:style-name="P114">#_20190930_124042:head</text:p>
                        </text:list-item>
                        <text:list-item>
                          <text:p text:style-name="P114">#_20190930_124050:wl:in-func</text:p>
                        </text:list-item>
                      </text:list>
                    </text:list-item>
                    <text:list-item>
                      <text:p text:style-name="P114">caller lines</text:p>
                    </text:list-item>
                  </text:list>
                </text:list-item>
                <text:list-item>
                  <text:p text:style-name="P114">log</text:p>
                  <text:list>
                    <text:list-item>
                      <text:p text:style-name="P114">#_20190930_131347:tmp</text:p>
                    </text:list-item>
                  </text:list>
                </text:list-item>
                <text:list-item>
                  <text:p text:style-name="P114">TEST : see log file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865971150585912726" text:style-name="L82">
        <text:list-item>
          <text:p text:style-name="P115">TASK-1</text:p>
          <text:list>
            <text:list-item>
              <text:p text:style-name="P115">“lo_Hits” ==&gt; write to “XX.dat” file</text:p>
            </text:list-item>
            <text:list-item>
              <text:p text:style-name="P115">#_20190930_133504:next</text:p>
            </text:list-item>
          </text:list>
        </text:list-item>
        <text:list-item>
          <text:p text:style-name="P115">TASK-2 : lo_Hits <text:span text:style-name="T30">のリスト　=&gt;　observe, make memos, gen formula.</text:span></text:p>
        </text:list-item>
      </text:list>
      <text:p text:style-name="P10">[further]</text:p>
      <text:list xml:id="list256868301422583226" text:style-name="L83">
        <text:list-item>
          <text:p text:style-name="P116"/>
        </text:list-item>
      </text:list>
      <text:p text:style-name="P3"><text:line-break/><text:span text:style-name="T33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3">#_ </text:span></text:p>
      <text:list xml:id="list1779316031430757997" text:style-name="L84">
        <text:list-item>
          <text:p text:style-name="P117"><text:span text:style-name="T23">#_ </text:span>REVIEW</text:p>
        </text:list-item>
        <text:list-item>
          <text:p text:style-name="P117"><text:soft-page-break/>TASK-1 : “lo_Hits” ==&gt; write to “XX.dat” file</text:p>
          <text:list>
            <text:list-item>
              <text:list>
                <text:list-item>
                  <text:p text:style-name="P117">#_20190930_133504:next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117">new FUNC : _dp_2__Report_Dat</text:p>
                  <text:list>
                    <text:list-item>
                      <text:p text:style-name="P117">signature</text:p>
                    </text:list-item>
                    <text:list-item>
                      <text:p text:style-name="P117">label</text:p>
                    </text:list-item>
                    <text:list-item>
                      <text:p text:style-name="P117">caller</text:p>
                    </text:list-item>
                  </text:list>
                </text:list-item>
                <text:list-item>
                  <text:p text:style-name="P117">CODING</text:p>
                  <text:list>
                    <text:list-item>
                      <text:p text:style-name="P117">report : #_20191001_130416:tmp</text:p>
                    </text:list-item>
                  </text:list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  <text:list-item>
          <text:p text:style-name="P117">TASK-2 : conf file ---&gt; create its own</text:p>
          <text:list>
            <text:list-item>
              <text:p text:style-name="P117">T-2.1</text:p>
              <text:list>
                <text:list-item>
                  <text:p text:style-name="P117">“fname_CONF_BUSL3__DP_2”</text:p>
                </text:list-item>
                <text:list-item>
                  <text:p text:style-name="P117">CODING</text:p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</text:list>
      <text:p text:style-name="P10">[next]</text:p>
      <text:list xml:id="list6150081657904938092" text:style-name="L85">
        <text:list-item>
          <text:p text:style-name="P118">TASK</text:p>
          <text:list>
            <text:list-item>
              <text:p text:style-name="P118">gen data files</text:p>
            </text:list-item>
            <text:list-item>
              <text:p text:style-name="P118"><text:s/>lo_Hits <text:span text:style-name="T30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2544415231332285591" text:style-name="L86">
        <text:list-item>
          <text:p text:style-name="P119"/>
        </text:list-item>
      </text:list>
      <text:p text:style-name="P3"><text:line-break/><text:span text:style-name="T33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3">#_ </text:span></text:p>
      <text:list xml:id="list2453093534818722042" text:style-name="L87">
        <text:list-item>
          <text:p text:style-name="P120"><text:span text:style-name="T23">#_ </text:span>REVIEW : “dp-2<text:tab/># detect patterns : series-1”</text:p>
          <text:list>
            <text:list-item>
              <text:p text:style-name="P12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0">TASK-1 : “t-1<text:tab/>t-1 : test_Buy_Up_1()”</text:p>
          <text:list>
            <text:list-item>
              <text:p text:style-name="P120"><text:span text:style-name="T23">#_ </text:span>T-1.1 : review code</text:p>
              <text:list>
                <text:list-item>
                  <text:p text:style-name="P120">lo_Actions__BUSL__IDs[18]</text:p>
                </text:list-item>
                <text:list-item>
                  <text:p text:style-name="P120">TREE</text:p>
                  <text:list>
                    <text:list-item>
                      <text:p text:style-name="P120">elif param == (cons_fx.Tester.lo_Actions__BUSL__IDs.value)[18] :</text:p>
                    </text:list-item>
                    <text:list-item>
                      <text:p text:style-name="P120">libfx_5.tester_T_1__Buy_Up(request)</text:p>
                      <text:list>
                        <text:list-item>
                          <text:p text:style-name="P120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0">conf file : fname_CONF_BUSL3__Tester_T_1</text:p>
                  <text:list>
                    <text:list-item>
                      <text:p text:style-name="P120">busl_3__tester_T_1__Buy_Up.conf</text:p>
                    </text:list-item>
                  </text:list>
                </text:list-item>
              </text:list>
            </text:list-item>
            <text:list-item>
              <text:p text:style-name="P120"><text:span text:style-name="T23">#_ </text:span>T-1.2 : exec</text:p>
            </text:list-item>
            <text:list-item>
              <text:p text:style-name="P120">T-1.3 : review</text:p>
              <text:list>
                <text:list-item>
                  <text:p text:style-name="P120"><text:span text:style-name="T23">#_ </text:span>tester_T_1__Buy_Up__Loop_2_Trailing__V2()</text:p>
                </text:list-item>
                <text:list-item>
                  <text:p text:style-name="P120"><text:span text:style-name="T23">#_ </text:span>?? what is “lenOf_Detection_Target_Range”</text:p>
                  <text:list>
                    <text:list-item>
                      <text:p text:style-name="P120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10">[next]</text:p>
      <text:list xml:id="list8513452893348765949" text:style-name="L88">
        <text:list-item>
          <text:p text:style-name="P121">TASK : new web list item → “t-2” (tester for dp-2)</text:p>
        </text:list-item>
      </text:list>
      <text:p text:style-name="P10">[further]</text:p>
      <text:list xml:id="list2027220993876229478" text:style-name="L89">
        <text:list-item>
          <text:p text:style-name="P122"/>
        </text:list-item>
      </text:list>
      <text:p text:style-name="P3"><text:line-break/><text:span text:style-name="T33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3">#_ </text:span></text:p>
      <text:list xml:id="list5025620112894976058" text:style-name="L90">
        <text:list-item>
          <text:p text:style-name="P123">REVIEW</text:p>
        </text:list-item>
        <text:list-item>
          <text:p text:style-name="P123">TASK-1 : new web list item → “t-2” (tester for dp-2)</text:p>
          <text:list>
            <text:list-item>
              <text:p text:style-name="P123">T-1.1 : new web page list</text:p>
              <text:list>
                <text:list-item>
                  <text:p text:style-name="P123">cons_fx</text:p>
                  <text:list>
                    <text:list-item>
                      <text:p text:style-name="P123"><text:span text:style-name="T23">#_ </text:span>lo_Actions__BUSL__IDs : 20</text:p>
                      <text:list>
                        <text:list-item>
                          <text:p text:style-name="P123">#_20191003_122759:marker</text:p>
                        </text:list-item>
                      </text:list>
                    </text:list-item>
                    <text:list-item>
                      <text:p text:style-name="P123"><text:span text:style-name="T23">#_ </text:span>lo_Actions__BUSL</text:p>
                    </text:list-item>
                    <text:list-item>
                      <text:p text:style-name="P123"><text:span text:style-name="T23">#_ </text:span>PARAM_BUSL3__<text:span text:style-name="T30">T</text:span>_2</text:p>
                    </text:list-item>
                    <text:list-item>
                      <text:p text:style-name="P123"><text:span text:style-name="T23">#_ </text:span>new tag : “tag_No_T_2”</text:p>
                    </text:list-item>
                  </text:list>
                </text:list-item>
                <text:list-item>
                  <text:p text:style-name="P123">TEST : reload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new if choise lines</text:p>
              <text:list>
                <text:list-item>
                  <text:p text:style-name="P123"><text:span text:style-name="T23">#_ </text:span>DUP : elif param == (cons_fx.Tester.lo_Actions__BUSL__IDs.value)[18]</text:p>
                </text:list-item>
                <text:list-item>
                  <text:p text:style-name="P123">new FUNC : libfx_6.tester_T_2(request)</text:p>
                  <text:list>
                    <text:list-item>
                      <text:p text:style-name="P123">signature </text:p>
                    </text:list-item>
                    <text:list-item>
                      <text:p text:style-name="P123">labels</text:p>
                      <text:list>
                        <text:list-item>
                          <text:p text:style-name="P123">#_20191003_124456:caller</text:p>
                        </text:list-item>
                        <text:list-item>
                          <text:p text:style-name="P123">#_20191003_124500:head</text:p>
                        </text:list-item>
                        <text:list-item>
                          <text:p text:style-name="P123">#_20191003_124503:wl:in-func</text:p>
                        </text:list-item>
                      </text:list>
                    </text:list-item>
                    <text:list-item>
                      <text:p text:style-name="P123">caller</text:p>
                    </text:list-item>
                  </text:list>
                </text:list-item>
                <text:list-item>
                  <text:p text:style-name="P123">CODING ==&gt; skeleton</text:p>
                </text:list-item>
                <text:list-item>
                  <text:p text:style-name="P123"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conf file → load</text:p>
              <text:list>
                <text:list-item>
                  <text:p text:style-name="P123"><text:soft-page-break/>==&gt; OK</text:p>
                </text:list-item>
              </text:list>
            </text:list-item>
          </text:list>
        </text:list-item>
        <text:list-item>
          <text:p text:style-name="P123">SEG-1 : openoffice ==&gt; install</text:p>
          <text:list>
            <text:list-item>
              <text:list>
                <text:list-item>
                  <text:p text:style-name="P123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3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40"/>
                    </text:list-item>
                  </text:list>
                </text:list-item>
              </text:list>
            </text:list-item>
          </text:list>
        </text:list-item>
        <text:list-item>
          <text:p text:style-name="P123">conf file</text:p>
          <text:list>
            <text:list-item>
              <text:list>
                <text:list-item>
                  <text:list>
                    <text:list-item>
                      <text:p text:style-name="P123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386233171241067278" text:style-name="L91">
        <text:list-item>
          <text:p text:style-name="P124">TASK : func : tester_T_2(request) ==&gt; continue</text:p>
          <text:list>
            <text:list-item>
              <text:p text:style-name="P124">#_20191003_133957:next</text:p>
            </text:list-item>
          </text:list>
        </text:list-item>
      </text:list>
      <text:p text:style-name="P10">[further]</text:p>
      <text:list xml:id="list7480777879107421179" text:style-name="L92">
        <text:list-item>
          <text:p text:style-name="P125"/>
        </text:list-item>
      </text:list>
      <text:p text:style-name="P3"><text:line-break/><text:span text:style-name="T33">[/ 20191003_134049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3">res free# JVEMV6 44#7.2.1_ </text:span><text:span text:style-name="T5">5</text:span><text:span text:style-name="T3"> / 44. currency / 7. mql prog / 2. eap-2 / 1. id-1 / </text:span><text:span text:style-name="T6">20191005_124925</text:span></text:p>
      <text:p text:style-name="P10"/>
      <text:p text:style-name="P10">[do] <text:span text:style-name="T23">#_ </text:span></text:p>
      <text:list xml:id="list7068944947200321512" text:style-name="L99">
        <text:list-item>
          <text:p text:style-name="P149"><text:span text:style-name="T8">REVIEW</text:span></text:p>
        </text:list-item>
        <text:list-item>
          <text:p text:style-name="P149"><text:span text:style-name="T8">TASK-1 : func : tester_T_2(request) ==&gt; continue</text:span></text:p>
          <text:list>
            <text:list-item>
              <text:list>
                <text:list-item>
                  <text:p text:style-name="P130">#_20191003_133957:next</text:p>
                </text:list-item>
              </text:list>
            </text:list-item>
            <text:list-item>
              <text:p text:style-name="P130"><text:span text:style-name="T23">#_ </text:span>T-1.1</text:p>
              <text:list>
                <text:list-item>
                  <text:list>
                    <text:list-item>
                      <text:p text:style-name="P130">“step : 0.3 : 0 <text:s text:c="11"/>vars”</text:p>
                    </text:list-item>
                    <text:list-item>
                      <text:p text:style-name="P130">“step : 0.3 : 1 <text:s text:c="11"/>call func”</text:p>
                    </text:list-item>
                  </text:list>
                </text:list-item>
                <text:list-item>
                  <text:p text:style-name="P130">C/P : func : tester_T_1__Buy_Up__1_Setup(strOf_Op_Name, tlabel, dpath_Log)</text:p>
                  <text:list>
                    <text:list-item>
                      <text:p text:style-name="P130"><text:soft-page-break/>replace : “T_1” → “T_2”</text:p>
                    </text:list-item>
                  </text:list>
                </text:list-item>
                <text:list-item>
                  <text:p text:style-name="P130">TEST ==&gt; OK</text:p>
                </text:list-item>
              </text:list>
            </text:list-item>
            <text:list-item>
              <text:p text:style-name="P130"><text:span text:style-name="T23">#_ </text:span>T-1.2</text:p>
              <text:list>
                <text:list-item>
                  <text:p text:style-name="P130">CODING</text:p>
                  <text:list>
                    <text:list-item>
                      <text:p text:style-name="P130">“step : 0.3 : 2”</text:p>
                    </text:list-item>
                    <text:list-item>
                      <text:p text:style-name="P130">“step : A : 2.1”</text:p>
                    </text:list-item>
                    <text:list-item>
                      <text:p text:style-name="P130">“step : A : 2.1 : 2”</text:p>
                    </text:list-item>
                  </text:list>
                </text:list-item>
                <text:list-item>
                  <text:p text:style-name="P130">TEST ==&gt; OK</text:p>
                </text:list-item>
              </text:list>
            </text:list-item>
            <text:list-item>
              <text:p text:style-name="P130"><text:span text:style-name="T23">#_ </text:span>T-1.3</text:p>
              <text:list>
                <text:list-item>
                  <text:p text:style-name="P130">CODING</text:p>
                  <text:list>
                    <text:list-item>
                      <text:p text:style-name="P130">“step : A : 4 : 2 <text:s text:c="11"/>log”</text:p>
                    </text:list-item>
                    <text:list-item>
                      <text:p text:style-name="P130">“step : A : X <text:s text:c="11"/>write : file”</text:p>
                    </text:list-item>
                  </text:list>
                </text:list-item>
                <text:list-item>
                  <text:p text:style-name="P130">TEST ==&gt; OK</text:p>
                </text:list-item>
              </text:list>
            </text:list-item>
            <text:list-item>
              <text:p text:style-name="P130">T-1.4</text:p>
              <text:list>
                <text:list-item>
                  <text:p text:style-name="P130">CODE</text:p>
                  <text:list>
                    <text:list-item>
                      <text:list>
                        <text:list-item>
                          <text:p text:style-name="P130">“step : A : 2.2 <text:s text:c="11"/>get list”</text:p>
                        </text:list-item>
                        <text:list-item>
                          <text:p text:style-name="P130">“step : A : 2.3 <text:s text:c="11"/>unpack”</text:p>
                        </text:list-item>
                      </text:list>
                    </text:list-item>
                    <text:list-item>
                      <text:p text:style-name="P130">C/P : func : tester_T_2__Buy_Up__2_Get_LO_BDs</text:p>
                    </text:list-item>
                    <text:list-item>
                      <text:p text:style-name="P130">#_20191005_130250:tmp</text:p>
                    </text:list-item>
                    <text:list-item>
                      <text:p text:style-name="P130">replace : “T_1” → “T_2”</text:p>
                    </text:list-item>
                    <text:list-item>
                      <text:p text:style-name="P130">time labels</text:p>
                      <text:list>
                        <text:list-item>
                          <text:p text:style-name="P130">#_20191005_130528:caller</text:p>
                        </text:list-item>
                        <text:list-item>
                          <text:p text:style-name="P130">#_20191005_130535:head</text:p>
                        </text:list-item>
                        <text:list-item>
                          <text:p text:style-name="P130">#_20191005_130540:wl:in-func</text:p>
                        </text:list-item>
                      </text:list>
                    </text:list-item>
                    <text:list-item>
                      <text:p text:style-name="P130">caller</text:p>
                    </text:list-item>
                  </text:list>
                </text:list-item>
                <text:list-item>
                  <text:p text:style-name="P130">TEST ==&gt; OK</text:p>
                </text:list-item>
              </text:list>
            </text:list-item>
            <text:list-item>
              <text:p text:style-name="P130">T-1.5</text:p>
              <text:list>
                <text:list-item>
                  <text:p text:style-name="P130">CODE</text:p>
                  <text:list>
                    <text:list-item>
                      <text:p text:style-name="P130">“step : A : 3 <text:s text:c="11"/>testing”</text:p>
                    </text:list-item>
                    <text:list-item>
                      <text:p text:style-name="P130">#_20191005_132806:tmp</text:p>
                    </text:list-item>
                    <text:list-item>
                      <text:p text:style-name="P130"><text:soft-page-break/>new FUNC : tester_T_2__Buy_Up__3_Prep_Trailing()</text:p>
                      <text:list>
                        <text:list-item>
                          <text:p text:style-name="P130">signature</text:p>
                        </text:list-item>
                        <text:list-item>
                          <text:p text:style-name="P130">labels</text:p>
                          <text:list>
                            <text:list-item>
                              <text:p text:style-name="P130">#_20191005_133027:caller</text:p>
                            </text:list-item>
                            <text:list-item>
                              <text:p text:style-name="P130">#_20191005_133031:head</text:p>
                            </text:list-item>
                            <text:list-item>
                              <text:p text:style-name="P130">#_20191005_133035:wl:in-func</text:p>
                            </text:list-item>
                          </text:list>
                        </text:list-item>
                        <text:list-item>
                          <text:p text:style-name="P130">caller</text:p>
                        </text:list-item>
                        <text:list-item>
                          <text:p text:style-name="P130">C/P</text:p>
                          <text:list>
                            <text:list-item>
                              <text:p text:style-name="P130">#_20191005_133133:copy:from----------</text:p>
                            </text:list-item>
                          </text:list>
                        </text:list-item>
                        <text:list-item>
                          <text:p text:style-name="P130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6 : more params</text:p>
              <text:list>
                <text:list-item>
                  <text:p text:style-name="P130">CODE</text:p>
                </text:list-item>
                <text:list-item>
                  <text:p text:style-name="P130">TEST ==&gt; OK</text:p>
                </text:list-item>
              </text:list>
            </text:list-item>
          </text:list>
        </text:list-item>
      </text:list>
      <text:p text:style-name="P10">[next]</text:p>
      <text:list xml:id="list1217873263124349345" text:style-name="L93">
        <text:list-item>
          <text:p text:style-name="P126">TASK : continue</text:p>
          <text:list>
            <text:list-item>
              <text:p text:style-name="P126">libfx_t : #_20191005_134618:next</text:p>
            </text:list-item>
          </text:list>
        </text:list-item>
      </text:list>
      <text:p text:style-name="P10">[further]</text:p>
      <text:list xml:id="list6678811465585968182" text:style-name="L94">
        <text:list-item>
          <text:p text:style-name="P127"/>
        </text:list-item>
      </text:list>
      <text:p text:style-name="P3"><text:line-break/><text:span text:style-name="T33">[/ XXX]</text:span></text:p>
      <text:p text:style-name="P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10"/>
      <text:p text:style-name="P10">[do] <text:span text:style-name="T23">#_ </text:span></text:p>
      <text:list xml:id="list33665936" text:continue-list="list4498238894241634118" text:style-name="L63">
        <text:list-item>
          <text:p text:style-name="P96">REVIEW</text:p>
        </text:list-item>
        <text:list-item>
          <text:p text:style-name="P96"><text:soft-page-break/>TASK-1</text:p>
          <text:list>
            <text:list-item>
              <text:p text:style-name="P96"/>
            </text:list-item>
          </text:list>
        </text:list-item>
      </text:list>
      <text:p text:style-name="P10">[next]</text:p>
      <text:list xml:id="list625761072449676550" text:style-name="L95">
        <text:list-item>
          <text:p text:style-name="P128">TASK</text:p>
        </text:list-item>
      </text:list>
      <text:p text:style-name="P10">[further]</text:p>
      <text:list xml:id="list7315712817585881059" text:style-name="L96">
        <text:list-item>
          <text:p text:style-name="P129"/>
        </text:list-item>
      </text:list>
      <text:p text:style-name="P3"><text:line-break/><text:span text:style-name="T33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5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21">20190708_000057</text:p>
          </table:table-cell>
        </table:table-row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1695107950367973283" text:style-name="L97">
        <text:list-item>
          <text:p text:style-name="P137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7">r q &amp;&amp; s</text:p>
          </table:table-cell>
        </table:table-row>
        <table:table-row>
          <table:table-cell table:style-name="表3.A2" office:value-type="string">
            <text:p text:style-name="P27"/>
          </table:table-cell>
        </table:table-row>
        <table:table-row>
          <table:table-cell table:style-name="表3.A2" office:value-type="string">
            <text:p text:style-name="P2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list xml:id="list33676894" text:continue-numbering="true" text:style-name="L97">
        <text:list-item>
          <text:list>
            <text:list-item>
              <text:p text:style-name="P137"/>
            </text:list-item>
            <text:list-item>
              <text:p text:style-name="P137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<text:soft-page-break/>------------------------------------------------------- [STEPS : close] 20190718_165045</text:p>
      <text:p text:style-name="P6">[close]</text:p>
      <text:list xml:id="list4643820335012610128" text:style-name="L98">
        <text:list-item>
          <text:p text:style-name="P3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2">pushd C:\WORKS_2\Utils\shortcuts\proj_FX &amp;&amp; end_apps.bat</text:p>
          </table:table-cell>
        </table:table-row>
      </table:table>
      <text:list xml:id="list33665146" text:continue-numbering="true" text:style-name="L98">
        <text:list-item>
          <text:p text:style-name="P34">git</text:p>
          <text:list>
            <text:list-item>
              <text:p text:style-name="P38">console</text:p>
              <text:list>
                <text:list-item>
                  <text:p text:style-name="P38">r o1 &amp;&amp; s &amp;&amp; r q4 &amp;&amp; s</text:p>
                </text:list-item>
                <text:list-item>
                  <text:p text:style-name="P40"/>
                </text:list-item>
                <text:list-item>
                  <text:p text:style-name="P38">r o1 &amp;&amp; s &amp;&amp; r q &amp;&amp; s</text:p>
                </text:list-item>
                <text:list-item>
                  <text:p text:style-name="P40"> </text:p>
                </text:list-item>
                <text:list-item>
                  <text:p text:style-name="P38">r o1 &amp;&amp; s</text:p>
                </text:list-item>
                <text:list-item>
                  <text:p text:style-name="P40"/>
                </text:list-item>
                <text:list-item>
                  <text:p text:style-name="P38">r q4 &amp;&amp; s</text:p>
                </text:list-item>
                <text:list-item>
                  <text:p text:style-name="P40"/>
                </text:list-item>
                <text:list-item>
                  <text:p text:style-name="P38">r q1 &amp;&amp; s</text:p>
                </text:list-item>
                <text:list-item>
                  <text:p text:style-name="P40"/>
                </text:list-item>
                <text:list-item>
                  <text:p text:style-name="P38">r q &amp;&amp; s</text:p>
                </text:list-item>
                <text:list-item>
                  <text:p text:style-name="P39"/>
                </text:list-item>
                <text:list-item>
                  <text:p text:style-name="P38">g l --grep=currency</text:p>
                </text:list-item>
                <text:list-item>
                  <text:p text:style-name="P40"/>
                </text:list-item>
              </text:list>
            </text:list-item>
            <text:list-item>
              <text:p text:style-name="P38">commit</text:p>
              <text:list>
                <text:list-item>
                  <text:p text:style-name="P41">"myself] res freeJVEMV6 44#5.1 74 / 44. currency / 5. ea tools / 1. first / 20190608_160040</text:p>
                </text:list-item>
                <text:list-item>
                  <text:p text:style-name="P40"/>
                </text:list-item>
                <text:list-item>
                  <text:p text:style-name="P41">----------------</text:p>
                </text:list-item>
                <text:list-item>
                  <text:p text:style-name="P40"/>
                </text:list-item>
                <text:list-item>
                  <text:p text:style-name="P41">new FUNC : get_Bars__M_1_A_2</text:p>
                </text:list-item>
                <text:list-item>
                  <text:p text:style-name="P40"/>
                </text:list-item>
                <text:list-item>
                  <text:p text:style-name="P41">==&gt; started</text:p>
                </text:list-item>
                <text:list-item>
                  <text:p text:style-name="P41">"</text:p>
                </text:list-item>
              </text:list>
            </text:list-item>
            <text:list-item>
              <text:p text:style-name="P38">console</text:p>
              <text:list>
                <text:list-item>
                  <text:p text:style-name="P38">r q4 &amp;&amp; p</text:p>
                </text:list-item>
                <text:list-item>
                  <text:p text:style-name="P40"/>
                </text:list-item>
                <text:list-item>
                  <text:p text:style-name="P38">r o1 &amp;&amp; p</text:p>
                </text:list-item>
                <text:list-item>
                  <text:p text:style-name="P40"><text:soft-page-break/></text:p>
                </text:list-item>
                <text:list-item>
                  <text:p text:style-name="P38">r q1 &amp;&amp; p</text:p>
                </text:list-item>
                <text:list-item>
                  <text:p text:style-name="P40"/>
                </text:list-item>
                <text:list-item>
                  <text:p text:style-name="P38">r q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4 &amp;&amp; p &amp;&amp; r o1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 &amp;&amp; p &amp;&amp; r o1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4 &amp;&amp; p &amp;&amp; pushd C:\WORKS_2\Utils\shortcuts\proj_FX &amp;&amp; end_apps.bat</text:p>
                </text:list-item>
                <text:list-item>
                  <text:p text:style-name="P38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2">r o1 &amp;&amp; e &amp;&amp; p</text:p>
          </table:table-cell>
        </table:table-row>
        <table:table-row>
          <table:table-cell table:style-name="表2.A2" office:value-type="string">
            <text:p text:style-name="P22">pushd C:\WORKS_2\Utils\shortcuts\proj_FX &amp;&amp; end_apps.bat</text:p>
          </table:table-cell>
        </table:table-row>
      </table:table>
      <text:list xml:id="list33676502" text:continue-numbering="true" text:style-name="L98">
        <text:list-item>
          <text:list>
            <text:list-item>
              <text:list>
                <text:list-item>
                  <text:p text:style-name="P38"/>
                </text:list-item>
                <text:list-item>
                  <text:p text:style-name="P38">r o1 &amp;&amp; e &amp;&amp; p</text:p>
                </text:list-item>
                <text:list-item>
                  <text:p text:style-name="P38">pushd C:\WORKS_2\Utils\shortcuts\proj_FX &amp;&amp; end_apps.bat</text:p>
                </text:list-item>
                <text:list-item>
                  <text:p text:style-name="P39"/>
                </text:list-item>
              </text:list>
            </text:list-item>
          </text:list>
        </text:list-item>
        <text:list-item>
          <text:p text:style-name="P38">close apps</text:p>
          <text:list>
            <text:list-item>
              <text:p text:style-name="P38">pushd C:\WORKS_2\Utils\shortcuts\proj_FX</text:p>
            </text:list-item>
            <text:list-item>
              <text:p text:style-name="P38">end_apps.bat</text:p>
            </text:list-item>
            <text:list-item>
              <text:p text:style-name="P40"/>
            </text:list-item>
          </text:list>
        </text:list-item>
        <text:list-item>
          <text:p text:style-name="P38">close</text:p>
          <text:list>
            <text:list-item>
              <text:p text:style-name="P38">folders</text:p>
            </text:list-item>
            <text:list-item>
              <text:p text:style-name="P38">browser</text:p>
            </text:list-item>
            <text:list-item>
              <text:p text:style-name="P38">server</text:p>
            </text:list-item>
            <text:list-item>
              <text:p text:style-name="P38">email</text:p>
            </text:list-item>
          </text:list>
        </text:list-item>
        <text:list-item>
          <text:p text:style-name="P153">send this email</text:p>
        </text:list-item>
      </text:list>
      <text:p text:style-name="P9">/ ------------------------------------------------------- [STEPS : close] 20190718_16504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5T13:46:32.32</dc:date>
    <meta:editing-duration>P1DT13H41M9S</meta:editing-duration>
    <meta:editing-cycles>147</meta:editing-cycles>
    <meta:generator>OpenOffice/4.1.3$Win32 OpenOffice.org_project/413m1$Build-9783</meta:generator>
    <dc:creator>iwabuchi ken</dc:creator>
    <meta:document-statistic meta:table-count="4" meta:image-count="0" meta:object-count="0" meta:page-count="45" meta:paragraph-count="1071" meta:word-count="5262" meta:character-count="30798"/>
  </office:meta>
</office:document-meta>
</file>